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sans-serif"/>
    <style:font-face style:name="Monaco" svg:font-family="Monaco, Menlo, Consolas, 'Courier New', monospace"/>
    <style:font-face style:name="inherit" svg:font-family="inherit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1.532cm" table:align="left"/>
    </style:style>
    <style:style style:name="表格1.A" style:family="table-column">
      <style:table-column-properties style:column-width="1.127cm"/>
    </style:style>
    <style:style style:name="表格1.B" style:family="table-column">
      <style:table-column-properties style:column-width="10.403cm"/>
    </style:style>
    <style:style style:name="表格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" style:family="table">
      <style:table-properties style:width="11.328cm" table:align="left"/>
    </style:style>
    <style:style style:name="表格2.A" style:family="table-column">
      <style:table-column-properties style:column-width="1.051cm"/>
    </style:style>
    <style:style style:name="表格2.B" style:family="table-column">
      <style:table-column-properties style:column-width="10.275cm"/>
    </style:style>
    <style:style style:name="表格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" style:family="table">
      <style:table-properties style:width="11.379cm" table:align="left"/>
    </style:style>
    <style:style style:name="表格3.A" style:family="table-column">
      <style:table-column-properties style:column-width="1.198cm"/>
    </style:style>
    <style:style style:name="表格3.B" style:family="table-column">
      <style:table-column-properties style:column-width="10.179cm"/>
    </style:style>
    <style:style style:name="表格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.B1" style:family="table-cell">
      <style:table-cell-properties style:vertical-align="middle" fo:background-color="#979797" fo:padding="0.254cm" fo:border="0.7pt solid #000000">
        <style:background-image/>
      </style:table-cell-properties>
    </style:style>
    <style:style style:name="表格4" style:family="table">
      <style:table-properties style:width="13.767cm" table:align="left"/>
    </style:style>
    <style:style style:name="表格4.A" style:family="table-column">
      <style:table-column-properties style:column-width="1.012cm"/>
    </style:style>
    <style:style style:name="表格4.B" style:family="table-column">
      <style:table-column-properties style:column-width="12.753cm"/>
    </style:style>
    <style:style style:name="表格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" style:family="table">
      <style:table-properties style:width="14.326cm" table:align="left"/>
    </style:style>
    <style:style style:name="表格5.A" style:family="table-column">
      <style:table-column-properties style:column-width="0.908cm"/>
    </style:style>
    <style:style style:name="表格5.B" style:family="table-column">
      <style:table-column-properties style:column-width="13.416cm"/>
    </style:style>
    <style:style style:name="表格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" style:family="table">
      <style:table-properties style:width="13.97cm" table:align="left"/>
    </style:style>
    <style:style style:name="表格6.A" style:family="table-column">
      <style:table-column-properties style:column-width="1.083cm"/>
    </style:style>
    <style:style style:name="表格6.B" style:family="table-column">
      <style:table-column-properties style:column-width="12.885cm"/>
    </style:style>
    <style:style style:name="表格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" style:family="table">
      <style:table-properties style:width="14.046cm" table:align="left"/>
    </style:style>
    <style:style style:name="表格7.A" style:family="table-column">
      <style:table-column-properties style:column-width="0.945cm"/>
    </style:style>
    <style:style style:name="表格7.B" style:family="table-column">
      <style:table-column-properties style:column-width="13.099cm"/>
    </style:style>
    <style:style style:name="表格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" style:family="table">
      <style:table-properties style:width="11.963cm" table:align="left"/>
    </style:style>
    <style:style style:name="表格8.A" style:family="table-column">
      <style:table-column-properties style:column-width="0.455cm"/>
    </style:style>
    <style:style style:name="表格8.B" style:family="table-column">
      <style:table-column-properties style:column-width="11.506cm"/>
    </style:style>
    <style:style style:name="表格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9" style:family="table">
      <style:table-properties style:width="13.868cm" table:align="left"/>
    </style:style>
    <style:style style:name="表格9.A" style:family="table-column">
      <style:table-column-properties style:column-width="1.005cm"/>
    </style:style>
    <style:style style:name="表格9.B" style:family="table-column">
      <style:table-column-properties style:column-width="12.861cm"/>
    </style:style>
    <style:style style:name="表格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0" style:family="table">
      <style:table-properties style:width="9.652cm" table:align="left"/>
    </style:style>
    <style:style style:name="表格10.A" style:family="table-column">
      <style:table-column-properties style:column-width="1.378cm"/>
    </style:style>
    <style:style style:name="表格10.B" style:family="table-column">
      <style:table-column-properties style:column-width="8.273cm"/>
    </style:style>
    <style:style style:name="表格1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1" style:family="table">
      <style:table-properties style:width="13.538cm" table:align="left"/>
    </style:style>
    <style:style style:name="表格11.A" style:family="table-column">
      <style:table-column-properties style:column-width="0.938cm"/>
    </style:style>
    <style:style style:name="表格11.B" style:family="table-column">
      <style:table-column-properties style:column-width="12.598cm"/>
    </style:style>
    <style:style style:name="表格1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2" style:family="table">
      <style:table-properties style:width="14.554cm" table:align="left"/>
    </style:style>
    <style:style style:name="表格12.A" style:family="table-column">
      <style:table-column-properties style:column-width="0.995cm"/>
    </style:style>
    <style:style style:name="表格12.B" style:family="table-column">
      <style:table-column-properties style:column-width="13.557cm"/>
    </style:style>
    <style:style style:name="表格1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3" style:family="table">
      <style:table-properties style:width="14.249cm" table:align="left"/>
    </style:style>
    <style:style style:name="表格13.A" style:family="table-column">
      <style:table-column-properties style:column-width="0.907cm"/>
    </style:style>
    <style:style style:name="表格13.B" style:family="table-column">
      <style:table-column-properties style:column-width="13.34cm"/>
    </style:style>
    <style:style style:name="表格1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4" style:family="table">
      <style:table-properties style:width="14.3cm" table:align="left"/>
    </style:style>
    <style:style style:name="表格14.A" style:family="table-column">
      <style:table-column-properties style:column-width="0.898cm"/>
    </style:style>
    <style:style style:name="表格14.B" style:family="table-column">
      <style:table-column-properties style:column-width="13.4cm"/>
    </style:style>
    <style:style style:name="表格1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5" style:family="table">
      <style:table-properties style:width="14.63cm" table:align="left"/>
    </style:style>
    <style:style style:name="表格15.A" style:family="table-column">
      <style:table-column-properties style:column-width="1.319cm"/>
    </style:style>
    <style:style style:name="表格15.B" style:family="table-column">
      <style:table-column-properties style:column-width="13.309cm"/>
    </style:style>
    <style:style style:name="表格1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6" style:family="table">
      <style:table-properties style:width="16.053cm" table:align="left"/>
    </style:style>
    <style:style style:name="表格16.A" style:family="table-column">
      <style:table-column-properties style:column-width="0.482cm"/>
    </style:style>
    <style:style style:name="表格16.B" style:family="table-column">
      <style:table-column-properties style:column-width="15.57cm"/>
    </style:style>
    <style:style style:name="表格1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7" style:family="table">
      <style:table-properties style:width="12.294cm" table:align="left"/>
    </style:style>
    <style:style style:name="表格17.A" style:family="table-column">
      <style:table-column-properties style:column-width="1.473cm"/>
    </style:style>
    <style:style style:name="表格17.B" style:family="table-column">
      <style:table-column-properties style:column-width="10.82cm"/>
    </style:style>
    <style:style style:name="表格1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8" style:family="table">
      <style:table-properties style:width="9.652cm" table:align="left"/>
    </style:style>
    <style:style style:name="表格18.A" style:family="table-column">
      <style:table-column-properties style:column-width="1.106cm"/>
    </style:style>
    <style:style style:name="表格18.B" style:family="table-column">
      <style:table-column-properties style:column-width="8.544cm"/>
    </style:style>
    <style:style style:name="表格1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19" style:family="table">
      <style:table-properties style:width="19.736cm" table:align="left"/>
    </style:style>
    <style:style style:name="表格19.A" style:family="table-column">
      <style:table-column-properties style:column-width="0.751cm"/>
    </style:style>
    <style:style style:name="表格19.B" style:family="table-column">
      <style:table-column-properties style:column-width="18.983cm"/>
    </style:style>
    <style:style style:name="表格1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1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0" style:family="table">
      <style:table-properties style:width="20.371cm" table:align="left"/>
    </style:style>
    <style:style style:name="表格20.A" style:family="table-column">
      <style:table-column-properties style:column-width="0.679cm"/>
    </style:style>
    <style:style style:name="表格20.B" style:family="table-column">
      <style:table-column-properties style:column-width="19.69cm"/>
    </style:style>
    <style:style style:name="表格2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1" style:family="table">
      <style:table-properties style:width="13.818cm" table:align="left"/>
    </style:style>
    <style:style style:name="表格21.A" style:family="table-column">
      <style:table-column-properties style:column-width="0.984cm"/>
    </style:style>
    <style:style style:name="表格21.B" style:family="table-column">
      <style:table-column-properties style:column-width="12.832cm"/>
    </style:style>
    <style:style style:name="表格2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2" style:family="table">
      <style:table-properties style:width="18.085cm" table:align="left"/>
    </style:style>
    <style:style style:name="表格22.A" style:family="table-column">
      <style:table-column-properties style:column-width="0.776cm"/>
    </style:style>
    <style:style style:name="表格22.B" style:family="table-column">
      <style:table-column-properties style:column-width="17.307cm"/>
    </style:style>
    <style:style style:name="表格2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3" style:family="table">
      <style:table-properties style:width="12.217cm" table:align="left"/>
    </style:style>
    <style:style style:name="表格23.A" style:family="table-column">
      <style:table-column-properties style:column-width="1.228cm"/>
    </style:style>
    <style:style style:name="表格23.B" style:family="table-column">
      <style:table-column-properties style:column-width="10.987cm"/>
    </style:style>
    <style:style style:name="表格2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4" style:family="table">
      <style:table-properties style:width="9.652cm" table:align="left"/>
    </style:style>
    <style:style style:name="表格24.A" style:family="table-column">
      <style:table-column-properties style:column-width="3.014cm"/>
    </style:style>
    <style:style style:name="表格24.B" style:family="table-column">
      <style:table-column-properties style:column-width="6.636cm"/>
    </style:style>
    <style:style style:name="表格2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5" style:family="table">
      <style:table-properties style:width="13.868cm" table:align="left"/>
    </style:style>
    <style:style style:name="表格25.A" style:family="table-column">
      <style:table-column-properties style:column-width="0.88cm"/>
    </style:style>
    <style:style style:name="表格25.B" style:family="table-column">
      <style:table-column-properties style:column-width="12.986cm"/>
    </style:style>
    <style:style style:name="表格2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6" style:family="table">
      <style:table-properties style:width="12.268cm" table:align="left"/>
    </style:style>
    <style:style style:name="表格26.A" style:family="table-column">
      <style:table-column-properties style:column-width="1.293cm"/>
    </style:style>
    <style:style style:name="表格26.B" style:family="table-column">
      <style:table-column-properties style:column-width="10.973cm"/>
    </style:style>
    <style:style style:name="表格2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7" style:family="table">
      <style:table-properties style:width="14.326cm" table:align="left"/>
    </style:style>
    <style:style style:name="表格27.A" style:family="table-column">
      <style:table-column-properties style:column-width="0.871cm"/>
    </style:style>
    <style:style style:name="表格27.B" style:family="table-column">
      <style:table-column-properties style:column-width="13.453cm"/>
    </style:style>
    <style:style style:name="表格2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8" style:family="table">
      <style:table-properties style:width="13.614cm" table:align="left"/>
    </style:style>
    <style:style style:name="表格28.A" style:family="table-column">
      <style:table-column-properties style:column-width="1.298cm"/>
    </style:style>
    <style:style style:name="表格28.B" style:family="table-column">
      <style:table-column-properties style:column-width="12.314cm"/>
    </style:style>
    <style:style style:name="表格2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29" style:family="table">
      <style:table-properties style:width="14.453cm" table:align="left"/>
    </style:style>
    <style:style style:name="表格29.A" style:family="table-column">
      <style:table-column-properties style:column-width="0.898cm"/>
    </style:style>
    <style:style style:name="表格29.B" style:family="table-column">
      <style:table-column-properties style:column-width="13.554cm"/>
    </style:style>
    <style:style style:name="表格2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2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0" style:family="table">
      <style:table-properties style:width="9.652cm" table:align="left"/>
    </style:style>
    <style:style style:name="表格30.A" style:family="table-column">
      <style:table-column-properties style:column-width="1.395cm"/>
    </style:style>
    <style:style style:name="表格30.B" style:family="table-column">
      <style:table-column-properties style:column-width="8.255cm"/>
    </style:style>
    <style:style style:name="表格3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1" style:family="table">
      <style:table-properties style:width="17.78cm" table:align="left"/>
    </style:style>
    <style:style style:name="表格31.A" style:family="table-column">
      <style:table-column-properties style:column-width="0.783cm"/>
    </style:style>
    <style:style style:name="表格31.B" style:family="table-column">
      <style:table-column-properties style:column-width="16.995cm"/>
    </style:style>
    <style:style style:name="表格3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2" style:family="table">
      <style:table-properties style:width="22.377cm" table:align="left"/>
    </style:style>
    <style:style style:name="表格32.A" style:family="table-column">
      <style:table-column-properties style:column-width="1.602cm"/>
    </style:style>
    <style:style style:name="表格32.B" style:family="table-column">
      <style:table-column-properties style:column-width="20.773cm"/>
    </style:style>
    <style:style style:name="表格3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3" style:family="table">
      <style:table-properties style:width="12.116cm" table:align="left"/>
    </style:style>
    <style:style style:name="表格33.A" style:family="table-column">
      <style:table-column-properties style:column-width="0.993cm"/>
    </style:style>
    <style:style style:name="表格33.B" style:family="table-column">
      <style:table-column-properties style:column-width="11.121cm"/>
    </style:style>
    <style:style style:name="表格3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4" style:family="table">
      <style:table-properties style:width="12.725cm" table:align="left"/>
    </style:style>
    <style:style style:name="表格34.A" style:family="table-column">
      <style:table-column-properties style:column-width="0.923cm"/>
    </style:style>
    <style:style style:name="表格34.B" style:family="table-column">
      <style:table-column-properties style:column-width="11.8cm"/>
    </style:style>
    <style:style style:name="表格3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5" style:family="table">
      <style:table-properties style:width="9.652cm" table:align="left"/>
    </style:style>
    <style:style style:name="表格35.A" style:family="table-column">
      <style:table-column-properties style:column-width="1.215cm"/>
    </style:style>
    <style:style style:name="表格35.B" style:family="table-column">
      <style:table-column-properties style:column-width="8.435cm"/>
    </style:style>
    <style:style style:name="表格3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6" style:family="table">
      <style:table-properties style:width="9.627cm" table:align="left"/>
    </style:style>
    <style:style style:name="表格36.A" style:family="table-column">
      <style:table-column-properties style:column-width="2.612cm"/>
    </style:style>
    <style:style style:name="表格36.B" style:family="table-column">
      <style:table-column-properties style:column-width="7.013cm"/>
    </style:style>
    <style:style style:name="表格3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7" style:family="table">
      <style:table-properties style:width="17.399cm" table:align="left"/>
    </style:style>
    <style:style style:name="表格37.A" style:family="table-column">
      <style:table-column-properties style:column-width="0.526cm"/>
    </style:style>
    <style:style style:name="表格37.B" style:family="table-column">
      <style:table-column-properties style:column-width="16.872cm"/>
    </style:style>
    <style:style style:name="表格3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8" style:family="table">
      <style:table-properties style:width="18.694cm" table:align="left"/>
    </style:style>
    <style:style style:name="表格38.A" style:family="table-column">
      <style:table-column-properties style:column-width="0.797cm"/>
    </style:style>
    <style:style style:name="表格38.B" style:family="table-column">
      <style:table-column-properties style:column-width="17.895cm"/>
    </style:style>
    <style:style style:name="表格3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39" style:family="table">
      <style:table-properties style:width="14.91cm" table:align="left"/>
    </style:style>
    <style:style style:name="表格39.A" style:family="table-column">
      <style:table-column-properties style:column-width="0.894cm"/>
    </style:style>
    <style:style style:name="表格39.B" style:family="table-column">
      <style:table-column-properties style:column-width="14.014cm"/>
    </style:style>
    <style:style style:name="表格3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3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0" style:family="table">
      <style:table-properties style:width="15.392cm" table:align="left"/>
    </style:style>
    <style:style style:name="表格40.A" style:family="table-column">
      <style:table-column-properties style:column-width="0.981cm"/>
    </style:style>
    <style:style style:name="表格40.B" style:family="table-column">
      <style:table-column-properties style:column-width="14.409cm"/>
    </style:style>
    <style:style style:name="表格4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1" style:family="table">
      <style:table-properties style:width="15.443cm" table:align="left"/>
    </style:style>
    <style:style style:name="表格41.A" style:family="table-column">
      <style:table-column-properties style:column-width="1.062cm"/>
    </style:style>
    <style:style style:name="表格41.B" style:family="table-column">
      <style:table-column-properties style:column-width="14.379cm"/>
    </style:style>
    <style:style style:name="表格4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2" style:family="table">
      <style:table-properties style:width="19.558cm" table:align="left"/>
    </style:style>
    <style:style style:name="表格42.A" style:family="table-column">
      <style:table-column-properties style:column-width="0.665cm"/>
    </style:style>
    <style:style style:name="表格42.B" style:family="table-column">
      <style:table-column-properties style:column-width="18.891cm"/>
    </style:style>
    <style:style style:name="表格4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3" style:family="table">
      <style:table-properties style:width="16.459cm" table:align="left"/>
    </style:style>
    <style:style style:name="表格43.A" style:family="table-column">
      <style:table-column-properties style:column-width="0.986cm"/>
    </style:style>
    <style:style style:name="表格43.B" style:family="table-column">
      <style:table-column-properties style:column-width="15.473cm"/>
    </style:style>
    <style:style style:name="表格4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4" style:family="table">
      <style:table-properties style:width="17.805cm" table:align="left"/>
    </style:style>
    <style:style style:name="表格44.A" style:family="table-column">
      <style:table-column-properties style:column-width="1.02cm"/>
    </style:style>
    <style:style style:name="表格44.B" style:family="table-column">
      <style:table-column-properties style:column-width="16.783cm"/>
    </style:style>
    <style:style style:name="表格4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5" style:family="table">
      <style:table-properties style:width="17.882cm" table:align="left"/>
    </style:style>
    <style:style style:name="表格45.A" style:family="table-column">
      <style:table-column-properties style:column-width="1.088cm"/>
    </style:style>
    <style:style style:name="表格45.B" style:family="table-column">
      <style:table-column-properties style:column-width="16.792cm"/>
    </style:style>
    <style:style style:name="表格4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6" style:family="table">
      <style:table-properties style:width="17.882cm" table:align="left"/>
    </style:style>
    <style:style style:name="表格46.A" style:family="table-column">
      <style:table-column-properties style:column-width="1.09cm"/>
    </style:style>
    <style:style style:name="表格46.B" style:family="table-column">
      <style:table-column-properties style:column-width="16.79cm"/>
    </style:style>
    <style:style style:name="表格4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7" style:family="table">
      <style:table-properties style:width="17.958cm" table:align="left"/>
    </style:style>
    <style:style style:name="表格47.A" style:family="table-column">
      <style:table-column-properties style:column-width="1.457cm"/>
    </style:style>
    <style:style style:name="表格47.B" style:family="table-column">
      <style:table-column-properties style:column-width="16.499cm"/>
    </style:style>
    <style:style style:name="表格4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8" style:family="table">
      <style:table-properties style:width="18.085cm" table:align="left"/>
    </style:style>
    <style:style style:name="表格48.A" style:family="table-column">
      <style:table-column-properties style:column-width="1.307cm"/>
    </style:style>
    <style:style style:name="表格48.B" style:family="table-column">
      <style:table-column-properties style:column-width="16.776cm"/>
    </style:style>
    <style:style style:name="表格4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49" style:family="table">
      <style:table-properties style:width="18.136cm" table:align="left"/>
    </style:style>
    <style:style style:name="表格49.A" style:family="table-column">
      <style:table-column-properties style:column-width="0.981cm"/>
    </style:style>
    <style:style style:name="表格49.B" style:family="table-column">
      <style:table-column-properties style:column-width="17.154cm"/>
    </style:style>
    <style:style style:name="表格4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4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0" style:family="table">
      <style:table-properties style:width="18.161cm" table:align="left"/>
    </style:style>
    <style:style style:name="表格50.A" style:family="table-column">
      <style:table-column-properties style:column-width="0.836cm"/>
    </style:style>
    <style:style style:name="表格50.B" style:family="table-column">
      <style:table-column-properties style:column-width="17.323cm"/>
    </style:style>
    <style:style style:name="表格5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1" style:family="table">
      <style:table-properties style:width="18.161cm" table:align="left"/>
    </style:style>
    <style:style style:name="表格51.A" style:family="table-column">
      <style:table-column-properties style:column-width="1.55cm"/>
    </style:style>
    <style:style style:name="表格51.B" style:family="table-column">
      <style:table-column-properties style:column-width="16.609cm"/>
    </style:style>
    <style:style style:name="表格5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2" style:family="table">
      <style:table-properties style:width="18.212cm" table:align="left"/>
    </style:style>
    <style:style style:name="表格52.A" style:family="table-column">
      <style:table-column-properties style:column-width="1.282cm"/>
    </style:style>
    <style:style style:name="表格52.B" style:family="table-column">
      <style:table-column-properties style:column-width="16.928cm"/>
    </style:style>
    <style:style style:name="表格5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3" style:family="table">
      <style:table-properties style:width="18.339cm" table:align="left"/>
    </style:style>
    <style:style style:name="表格53.A" style:family="table-column">
      <style:table-column-properties style:column-width="1.004cm"/>
    </style:style>
    <style:style style:name="表格53.B" style:family="table-column">
      <style:table-column-properties style:column-width="17.334cm"/>
    </style:style>
    <style:style style:name="表格5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4" style:family="table">
      <style:table-properties style:width="18.364cm" table:align="left"/>
    </style:style>
    <style:style style:name="表格54.A" style:family="table-column">
      <style:table-column-properties style:column-width="1.438cm"/>
    </style:style>
    <style:style style:name="表格54.B" style:family="table-column">
      <style:table-column-properties style:column-width="16.925cm"/>
    </style:style>
    <style:style style:name="表格5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5" style:family="table">
      <style:table-properties style:width="22.962cm" table:align="left"/>
    </style:style>
    <style:style style:name="表格55.A" style:family="table-column">
      <style:table-column-properties style:column-width="0.85cm"/>
    </style:style>
    <style:style style:name="表格55.B" style:family="table-column">
      <style:table-column-properties style:column-width="22.11cm"/>
    </style:style>
    <style:style style:name="表格5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6" style:family="table">
      <style:table-properties style:width="22.123cm" table:align="left"/>
    </style:style>
    <style:style style:name="表格56.A" style:family="table-column">
      <style:table-column-properties style:column-width="0.757cm"/>
    </style:style>
    <style:style style:name="表格56.B" style:family="table-column">
      <style:table-column-properties style:column-width="21.364cm"/>
    </style:style>
    <style:style style:name="表格5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7" style:family="table">
      <style:table-properties style:width="18.517cm" table:align="left"/>
    </style:style>
    <style:style style:name="表格57.A" style:family="table-column">
      <style:table-column-properties style:column-width="1.431cm"/>
    </style:style>
    <style:style style:name="表格57.B" style:family="table-column">
      <style:table-column-properties style:column-width="17.085cm"/>
    </style:style>
    <style:style style:name="表格5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8" style:family="table">
      <style:table-properties style:width="19.025cm" table:align="left"/>
    </style:style>
    <style:style style:name="表格58.A" style:family="table-column">
      <style:table-column-properties style:column-width="1.353cm"/>
    </style:style>
    <style:style style:name="表格58.B" style:family="table-column">
      <style:table-column-properties style:column-width="17.671cm"/>
    </style:style>
    <style:style style:name="表格5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59" style:family="table">
      <style:table-properties style:width="19.837cm" table:align="left"/>
    </style:style>
    <style:style style:name="表格59.A" style:family="table-column">
      <style:table-column-properties style:column-width="0.633cm"/>
    </style:style>
    <style:style style:name="表格59.B" style:family="table-column">
      <style:table-column-properties style:column-width="19.202cm"/>
    </style:style>
    <style:style style:name="表格5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5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0" style:family="table">
      <style:table-properties style:width="21.92cm" table:align="left"/>
    </style:style>
    <style:style style:name="表格60.A" style:family="table-column">
      <style:table-column-properties style:column-width="0.656cm"/>
    </style:style>
    <style:style style:name="表格60.B" style:family="table-column">
      <style:table-column-properties style:column-width="21.262cm"/>
    </style:style>
    <style:style style:name="表格6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1" style:family="table">
      <style:table-properties style:width="17.374cm" table:align="left"/>
    </style:style>
    <style:style style:name="表格61.A" style:family="table-column">
      <style:table-column-properties style:column-width="1.141cm"/>
    </style:style>
    <style:style style:name="表格61.B" style:family="table-column">
      <style:table-column-properties style:column-width="16.231cm"/>
    </style:style>
    <style:style style:name="表格6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2" style:family="table">
      <style:table-properties style:width="17.374cm" table:align="left"/>
    </style:style>
    <style:style style:name="表格62.A" style:family="table-column">
      <style:table-column-properties style:column-width="1.111cm"/>
    </style:style>
    <style:style style:name="表格62.B" style:family="table-column">
      <style:table-column-properties style:column-width="16.261cm"/>
    </style:style>
    <style:style style:name="表格6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3" style:family="table">
      <style:table-properties style:width="17.628cm" table:align="left"/>
    </style:style>
    <style:style style:name="表格63.A" style:family="table-column">
      <style:table-column-properties style:column-width="1.118cm"/>
    </style:style>
    <style:style style:name="表格63.B" style:family="table-column">
      <style:table-column-properties style:column-width="16.508cm"/>
    </style:style>
    <style:style style:name="表格6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4" style:family="table">
      <style:table-properties style:width="17.602cm" table:align="left"/>
    </style:style>
    <style:style style:name="表格64.A" style:family="table-column">
      <style:table-column-properties style:column-width="1.36cm"/>
    </style:style>
    <style:style style:name="表格64.B" style:family="table-column">
      <style:table-column-properties style:column-width="16.24cm"/>
    </style:style>
    <style:style style:name="表格6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5" style:family="table">
      <style:table-properties style:width="17.475cm" table:align="left"/>
    </style:style>
    <style:style style:name="表格65.A" style:family="table-column">
      <style:table-column-properties style:column-width="1.289cm"/>
    </style:style>
    <style:style style:name="表格65.B" style:family="table-column">
      <style:table-column-properties style:column-width="16.184cm"/>
    </style:style>
    <style:style style:name="表格6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6" style:family="table">
      <style:table-properties style:width="18.313cm" table:align="left"/>
    </style:style>
    <style:style style:name="表格66.A" style:family="table-column">
      <style:table-column-properties style:column-width="1cm"/>
    </style:style>
    <style:style style:name="表格66.B" style:family="table-column">
      <style:table-column-properties style:column-width="17.311cm"/>
    </style:style>
    <style:style style:name="表格6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7" style:family="table">
      <style:table-properties style:width="18.923cm" table:align="left"/>
    </style:style>
    <style:style style:name="表格67.A" style:family="table-column">
      <style:table-column-properties style:column-width="0.621cm"/>
    </style:style>
    <style:style style:name="表格67.B" style:family="table-column">
      <style:table-column-properties style:column-width="18.3cm"/>
    </style:style>
    <style:style style:name="表格6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8" style:family="table">
      <style:table-properties style:width="17.297cm" table:align="left"/>
    </style:style>
    <style:style style:name="表格68.A" style:family="table-column">
      <style:table-column-properties style:column-width="0.889cm"/>
    </style:style>
    <style:style style:name="表格68.B" style:family="table-column">
      <style:table-column-properties style:column-width="16.406cm"/>
    </style:style>
    <style:style style:name="表格6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69" style:family="table">
      <style:table-properties style:width="19.634cm" table:align="left"/>
    </style:style>
    <style:style style:name="表格69.A" style:family="table-column">
      <style:table-column-properties style:column-width="1.201cm"/>
    </style:style>
    <style:style style:name="表格69.B" style:family="table-column">
      <style:table-column-properties style:column-width="18.431cm"/>
    </style:style>
    <style:style style:name="表格6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6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0" style:family="table">
      <style:table-properties style:width="16.053cm" table:align="left"/>
    </style:style>
    <style:style style:name="表格70.A" style:family="table-column">
      <style:table-column-properties style:column-width="0.84cm"/>
    </style:style>
    <style:style style:name="表格70.B" style:family="table-column">
      <style:table-column-properties style:column-width="15.212cm"/>
    </style:style>
    <style:style style:name="表格7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1" style:family="table">
      <style:table-properties style:width="16.332cm" table:align="left"/>
    </style:style>
    <style:style style:name="表格71.A" style:family="table-column">
      <style:table-column-properties style:column-width="1.097cm"/>
    </style:style>
    <style:style style:name="表格71.B" style:family="table-column">
      <style:table-column-properties style:column-width="15.233cm"/>
    </style:style>
    <style:style style:name="表格7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2" style:family="table">
      <style:table-properties style:width="16.535cm" table:align="left"/>
    </style:style>
    <style:style style:name="表格72.A" style:family="table-column">
      <style:table-column-properties style:column-width="0.773cm"/>
    </style:style>
    <style:style style:name="表格72.B" style:family="table-column">
      <style:table-column-properties style:column-width="15.76cm"/>
    </style:style>
    <style:style style:name="表格7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3" style:family="table">
      <style:table-properties style:width="9.652cm" table:align="left"/>
    </style:style>
    <style:style style:name="表格73.A" style:family="table-column">
      <style:table-column-properties style:column-width="1.184cm"/>
    </style:style>
    <style:style style:name="表格73.B" style:family="table-column">
      <style:table-column-properties style:column-width="8.467cm"/>
    </style:style>
    <style:style style:name="表格7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4" style:family="table">
      <style:table-properties style:width="16.078cm" table:align="left"/>
    </style:style>
    <style:style style:name="表格74.A" style:family="table-column">
      <style:table-column-properties style:column-width="0.824cm"/>
    </style:style>
    <style:style style:name="表格74.B" style:family="table-column">
      <style:table-column-properties style:column-width="15.252cm"/>
    </style:style>
    <style:style style:name="表格7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5" style:family="table">
      <style:table-properties style:width="14.427cm" table:align="left"/>
    </style:style>
    <style:style style:name="表格75.A" style:family="table-column">
      <style:table-column-properties style:column-width="1.393cm"/>
    </style:style>
    <style:style style:name="表格75.B" style:family="table-column">
      <style:table-column-properties style:column-width="13.032cm"/>
    </style:style>
    <style:style style:name="表格7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6" style:family="table">
      <style:table-properties style:width="12.852cm" table:align="left"/>
    </style:style>
    <style:style style:name="表格76.A" style:family="table-column">
      <style:table-column-properties style:column-width="0.937cm"/>
    </style:style>
    <style:style style:name="表格76.B" style:family="table-column">
      <style:table-column-properties style:column-width="11.913cm"/>
    </style:style>
    <style:style style:name="表格7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7" style:family="table">
      <style:table-properties style:width="16.129cm" table:align="left"/>
    </style:style>
    <style:style style:name="表格77.A" style:family="table-column">
      <style:table-column-properties style:column-width="0.716cm"/>
    </style:style>
    <style:style style:name="表格77.B" style:family="table-column">
      <style:table-column-properties style:column-width="15.411cm"/>
    </style:style>
    <style:style style:name="表格7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8" style:family="table">
      <style:table-properties style:width="15.748cm" table:align="left"/>
    </style:style>
    <style:style style:name="表格78.A" style:family="table-column">
      <style:table-column-properties style:column-width="1.614cm"/>
    </style:style>
    <style:style style:name="表格78.B" style:family="table-column">
      <style:table-column-properties style:column-width="14.132cm"/>
    </style:style>
    <style:style style:name="表格78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8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79" style:family="table">
      <style:table-properties style:width="18.517cm" table:align="left"/>
    </style:style>
    <style:style style:name="表格79.A" style:family="table-column">
      <style:table-column-properties style:column-width="0.776cm"/>
    </style:style>
    <style:style style:name="表格79.B" style:family="table-column">
      <style:table-column-properties style:column-width="17.739cm"/>
    </style:style>
    <style:style style:name="表格79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79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0" style:family="table">
      <style:table-properties style:width="18.694cm" table:align="left"/>
    </style:style>
    <style:style style:name="表格80.A" style:family="table-column">
      <style:table-column-properties style:column-width="0.416cm"/>
    </style:style>
    <style:style style:name="表格80.B" style:family="table-column">
      <style:table-column-properties style:column-width="18.276cm"/>
    </style:style>
    <style:style style:name="表格80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0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1" style:family="table">
      <style:table-properties style:width="14.427cm" table:align="left"/>
    </style:style>
    <style:style style:name="表格81.A" style:family="table-column">
      <style:table-column-properties style:column-width="0.901cm"/>
    </style:style>
    <style:style style:name="表格81.B" style:family="table-column">
      <style:table-column-properties style:column-width="13.524cm"/>
    </style:style>
    <style:style style:name="表格81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1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2" style:family="table">
      <style:table-properties style:width="15.824cm" table:align="left"/>
    </style:style>
    <style:style style:name="表格82.A" style:family="table-column">
      <style:table-column-properties style:column-width="0.96cm"/>
    </style:style>
    <style:style style:name="表格82.B" style:family="table-column">
      <style:table-column-properties style:column-width="14.863cm"/>
    </style:style>
    <style:style style:name="表格82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2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3" style:family="table">
      <style:table-properties style:width="23.012cm" table:align="left"/>
    </style:style>
    <style:style style:name="表格83.A" style:family="table-column">
      <style:table-column-properties style:column-width="0.676cm"/>
    </style:style>
    <style:style style:name="表格83.B" style:family="table-column">
      <style:table-column-properties style:column-width="22.334cm"/>
    </style:style>
    <style:style style:name="表格83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3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4" style:family="table">
      <style:table-properties style:width="18.948cm" table:align="left"/>
    </style:style>
    <style:style style:name="表格84.A" style:family="table-column">
      <style:table-column-properties style:column-width="0.788cm"/>
    </style:style>
    <style:style style:name="表格84.B" style:family="table-column">
      <style:table-column-properties style:column-width="18.157cm"/>
    </style:style>
    <style:style style:name="表格84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4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5" style:family="table">
      <style:table-properties style:width="9.652cm" table:align="left"/>
    </style:style>
    <style:style style:name="表格85.A" style:family="table-column">
      <style:table-column-properties style:column-width="1.192cm"/>
    </style:style>
    <style:style style:name="表格85.B" style:family="table-column">
      <style:table-column-properties style:column-width="8.458cm"/>
    </style:style>
    <style:style style:name="表格85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5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6" style:family="table">
      <style:table-properties style:width="15.697cm" table:align="left"/>
    </style:style>
    <style:style style:name="表格86.A" style:family="table-column">
      <style:table-column-properties style:column-width="1.046cm"/>
    </style:style>
    <style:style style:name="表格86.B" style:family="table-column">
      <style:table-column-properties style:column-width="14.649cm"/>
    </style:style>
    <style:style style:name="表格86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6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表格87" style:family="table">
      <style:table-properties style:width="20.091cm" table:align="left"/>
    </style:style>
    <style:style style:name="表格87.A" style:family="table-column">
      <style:table-column-properties style:column-width="0.773cm"/>
    </style:style>
    <style:style style:name="表格87.B" style:family="table-column">
      <style:table-column-properties style:column-width="19.316cm"/>
    </style:style>
    <style:style style:name="表格87.A1" style:family="table-cell">
      <style:table-cell-properties style:vertical-align="middle" fo:background-color="#222222" fo:padding="0.254cm" fo:border="0.7pt solid #000000">
        <style:background-image/>
      </style:table-cell-properties>
    </style:style>
    <style:style style:name="表格87.B1" style:family="table-cell">
      <style:table-cell-properties style:vertical-align="middle" fo:background-color="#737373" fo:padding="0.254cm" fo:border="0.7pt solid #000000">
        <style:background-image/>
      </style:table-cell-properties>
    </style:style>
    <style:style style:name="P1" style:family="paragraph" style:parent-style-name="Heading_20_2">
      <style:paragraph-properties fo:margin-left="1.854cm" fo:margin-right="1.854cm" fo:margin-top="0cm" fo:margin-bottom="0cm" loext:contextual-spacing="false" fo:widows="1" fo:text-indent="0cm" style:auto-text-indent="false" fo:padding="0cm" fo:border="none"/>
      <style:text-properties fo:text-transform="uppercase" fo:color="#333333" fo:letter-spacing="normal" style:font-name-asian="noto sans" style:font-size-asian="13.6999998092651pt" style:font-style-asian="normal" style:font-weight-asian="bold" loext:padding="0cm" loext:border="none"/>
    </style:style>
    <style:style style:name="P2" style:family="paragraph" style:parent-style-name="Heading_20_3">
      <style:text-properties style:font-name-asian="inherit" style:font-weight-asian="bold"/>
    </style:style>
    <style:style style:name="P3" style:family="paragraph" style:parent-style-name="Heading_20_3">
      <style:text-properties style:font-name-asian="inherit" style:font-size-asian="19.4500007629395pt" style:font-weight-asian="bold"/>
    </style:style>
    <style:style style:name="P4" style:family="paragraph" style:parent-style-name="Table_20_Contents">
      <style:text-properties fo:color="#ffffff"/>
    </style:style>
    <style:style style:name="P5" style:family="paragraph" style:parent-style-name="Table_20_Contents">
      <style:text-properties fo:color="#ffffff" style:font-name="inherit" fo:font-size="10.8000001907349pt" loext:padding="0cm" loext:border="none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inherit" fo:font-size="10.8000001907349pt" loext:padding="0cm" loext:border="none"/>
    </style:style>
    <style:style style:name="P7" style:family="paragraph" style:parent-style-name="Table_20_Contents">
      <style:text-properties fo:color="#ffffff" style:font-name="inherit" fo:font-size="10.8000001907349pt" fo:background-color="#363636" loext:padding="0cm" loext:border="none"/>
    </style:style>
    <style:style style:name="P8" style:family="paragraph" style:parent-style-name="Table_20_Contents">
      <style:text-properties fo:color="#ffffff" loext:padding="0cm" loext:border="none"/>
    </style:style>
    <style:style style:name="P9" style:family="paragraph" style:parent-style-name="Table_20_Contents">
      <style:text-properties fo:color="#ffffff" fo:background-color="#363636" loext:padding="0cm" loext:border="none"/>
    </style:style>
    <style:style style:name="P10" style:family="paragraph" style:parent-style-name="Table_20_Contents">
      <style:paragraph-properties fo:text-align="center" style:justify-single-word="false"/>
      <style:text-properties fo:color="#979797" style:font-name="inherit" fo:font-size="10.8000001907349pt" fo:background-color="#282828" loext:padding="0cm" loext:border="none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font-name="inherit" fo:font-size="13.6999998092651pt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style:font-name-asian="inherit" style:font-size-asian="13.6999998092651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inherit" fo:font-size="13.6999998092651pt"/>
    </style:style>
    <style:style style:name="P16" style:family="paragraph" style:parent-style-name="Text_20_body">
      <style:paragraph-properties fo:margin-top="0cm" fo:margin-bottom="0cm" loext:contextual-spacing="false"/>
      <style:text-properties fo:color="#333333" style:font-name="Monaco" fo:font-size="8.64999961853027pt" fo:background-color="#fbfaf8" loext:padding="0cm" loext:border="none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>
      <style:paragraph-properties fo:margin-left="1.854cm" fo:margin-right="1.854cm" fo:margin-top="0cm" fo:margin-bottom="0cm" loext:contextual-spacing="false" fo:widows="1" fo:text-indent="0cm" style:auto-text-indent="false"/>
      <style:text-properties fo:font-variant="normal" fo:text-transform="none" fo:color="#333333" style:font-name="inherit" fo:font-size="13.6999998092651pt" fo:letter-spacing="normal" fo:font-style="normal" fo:font-weight="bold" loext:padding="0cm" loext:border="none"/>
    </style:style>
    <style:style style:name="T1" style:family="text">
      <style:text-properties style:font-name="inherit" fo:font-weight="bold"/>
    </style:style>
    <style:style style:name="T2" style:family="text">
      <style:text-properties style:font-name="inherit" fo:font-size="13.6999998092651pt"/>
    </style:style>
    <style:style style:name="T3" style:family="text">
      <style:text-properties style:font-name="inherit" fo:font-size="10.8000001907349pt"/>
    </style:style>
    <style:style style:name="T4" style:family="text">
      <style:text-properties style:font-name="inherit" fo:font-size="19.4500007629395pt" fo:font-weight="bold"/>
    </style:style>
    <style:style style:name="T5" style:family="text">
      <style:text-properties style:font-name="inherit" fo:font-size="23.0499992370605pt" fo:font-weight="bold"/>
    </style:style>
    <style:style style:name="T6" style:family="text">
      <style:text-properties style:font-name="inherit" fo:font-size="17.2999992370605pt"/>
    </style:style>
    <style:style style:name="T7" style:family="text">
      <style:text-properties style:font-name="inherit" fo:font-size="17.2999992370605pt" fo:font-weight="bold"/>
    </style:style>
    <style:style style:name="T8" style:family="text">
      <style:text-properties style:font-name-asian="inherit" style:font-weight-asian="bold"/>
    </style:style>
    <style:style style:name="T9" style:family="text">
      <style:text-properties style:font-name-asian="inherit" style:font-size-asian="13.6999998092651pt"/>
    </style:style>
    <style:style style:name="T10" style:family="text">
      <style:text-properties style:font-name-asian="inherit" style:font-size-asian="10.8000001907349pt"/>
    </style:style>
    <style:style style:name="T11" style:family="text">
      <style:text-properties style:font-name-asian="inherit" style:font-size-asian="19.4500007629395pt" style:font-weight-asian="bold"/>
    </style:style>
    <style:style style:name="T12" style:family="text">
      <style:text-properties style:font-name-asian="inherit" style:font-size-asian="23.0499992370605pt" style:font-weight-asian="bold"/>
    </style:style>
    <style:style style:name="T13" style:family="text">
      <style:text-properties style:font-name-asian="inherit" style:font-size-asian="17.2999992370605pt"/>
    </style:style>
    <style:style style:name="T14" style:family="text">
      <style:text-properties style:font-name-asian="inherit" style:font-size-asian="17.2999992370605pt" style:font-weight-asian="bold"/>
    </style:style>
    <style:style style:name="T15" style:family="text">
      <style:text-properties fo:color="#333333" style:font-name="inherit" fo:font-size="13.6999998092651pt"/>
    </style:style>
    <style:style style:name="T16" style:family="text">
      <style:text-properties fo:color="#333333" style:font-name-asian="inherit" style:font-size-asian="13.6999998092651pt"/>
    </style:style>
    <style:style style:name="T17" style:family="text">
      <style:text-properties fo: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Gerrit Code Review </text:span><text:span text:style-name="T8">系統安裝指南及基本操作</text:span></text:h>
      <text:h text:style-name="P2" text:outline-level="3">注意事項</text:h>
      <text:p text:style-name="P13"><text:a xlink:type="simple" xlink:href="https://code.google.com/p/gerrit/" office:target-frame-name="_blank" xlink:show="new" text:style-name="Internet_20_link" text:visited-style-name="Visited_20_Internet_20_Link"><text:span text:style-name="T15">Gerrit Code Review</text:span></text:a><text:span text:style-name="T2"> </text:span><text:span text:style-name="T9">是一套 </text:span><text:span text:style-name="T2">Google </text:span><text:span text:style-name="T9">推出的免費 </text:span><text:a xlink:type="simple" xlink:href="https://msdn.microsoft.com/zh-tw/dn751507.aspx" office:target-frame-name="_blank" xlink:show="new" text:style-name="Internet_20_link" text:visited-style-name="Visited_20_Internet_20_Link"><text:span text:style-name="T15">Code Review</text:span></text:a><text:span text:style-name="T2"> </text:span><text:span text:style-name="T9">系統。（如果不知道什麼是 </text:span><text:span text:style-name="T2">Code Review</text:span><text:span text:style-name="T9">，請看連結內的說明，微軟的官方文件喔！很值得一看。）</text:span></text:p>
      <text:p text:style-name="P14">看到免費兩個字，感覺不錯，對不對？且慢，你很有可能已經被貪小便宜的心態給蒙蔽了。</text:p>
      <text:p text:style-name="P13"><text:span text:style-name="T9">你看到了 </text:span><text:span text:style-name="T2">Google</text:span><text:span text:style-name="T9">，覺得這一切應該不會有什麼問題，對不對？</text:span><text:span text:style-name="T2">Google </text:span><text:span text:style-name="T9">可是大神耶！它們的產品一定是好神好棒棒！</text:span></text:p>
      <text:p text:style-name="P13"><text:span text:style-name="T9">或許吧！但 </text:span><text:span text:style-name="T2">Gerrit </text:span><text:span text:style-name="T9">的情況可不太一樣，我強烈建議你在下定決心要使用它之前，應該要小心再小心、謹慎再謹慎。</text:span></text:p>
      <text:p text:style-name="P14">這是一套設定相當複雜、安裝操作極度不友善的系統。</text:p>
      <text:p text:style-name="P13"><text:span text:style-name="T9">大概是 </text:span><text:span text:style-name="T2">Google </text:span><text:span text:style-name="T9">裡的哪個天才做的，以為大家都跟他一樣是天才這樣。</text:span></text:p>
      <text:p text:style-name="P13"><text:span text:style-name="T9">看到這裡，如果你已經有點想打退堂鼓，現在還來得及，我建議你可以去找別套 </text:span><text:span text:style-name="T2">Code Review </text:span><text:span text:style-name="T9">系統。</text:span></text:p>
      <text:p text:style-name="P13"><text:span text:style-name="T9">老實說 </text:span><text:span text:style-name="T2">Gerrit </text:span><text:span text:style-name="T9">已經有點過時了，現在大家都在用潮到出水的 </text:span><text:a xlink:type="simple" xlink:href="https://github.com/" office:target-frame-name="_blank" xlink:show="new" text:style-name="Internet_20_link" text:visited-style-name="Visited_20_Internet_20_Link"><text:span text:style-name="T15">GitHub</text:span></text:a><text:span text:style-name="T9">，省時又簡單，大家可以把精力放在其它更重要的事情上（像是 </text:span><text:span text:style-name="T2">Facebook</text:span><text:span text:style-name="T9">、</text:span><text:span text:style-name="T2">PTT…</text:span><text:span text:style-name="T9">之類）。</text:span></text:p>
      <text:p text:style-name="P13"/>
      <text:p text:style-name="P14">但如果你只是想快速的把系統架起來，請不要去看官方文件了，看我這一篇，照著一步一步做就可以了。</text:p>
      <text:p text:style-name="P13"/>
      <text:p text:style-name="P13"><text:a xlink:type="simple" xlink:href="https://gerrit-documentation.storage.googleapis.com/Documentation/2.11/index.html" office:target-frame-name="_blank" xlink:show="new" text:style-name="Internet_20_link" text:visited-style-name="Visited_20_Internet_20_Link"><text:span text:style-name="T15">Gerrit </text:span></text:a><text:a xlink:type="simple" xlink:href="https://gerrit-documentation.storage.googleapis.com/Documentation/2.11/index.html" office:target-frame-name="_blank" xlink:show="new" text:style-name="Internet_20_link" text:visited-style-name="Visited_20_Internet_20_Link"><text:span text:style-name="T16">的官方文件</text:span></text:a><text:span text:style-name="T9">寫得亂七八糟，這邊寫點、那邊寫點，一整個就是沒重點，看完比沒看還一頭霧水。</text:span></text:p>
      <text:p text:style-name="P13"><text:span text:style-name="T9">這邊的作業系統是使用 </text:span><text:a xlink:type="simple" xlink:href="http://www.ubuntu.com/" office:target-frame-name="_blank" xlink:show="new" text:style-name="Internet_20_link" text:visited-style-name="Visited_20_Internet_20_Link"><text:span text:style-name="T15">ubuntu</text:span></text:a><text:span text:style-name="T2"> 14.04 </text:span><text:span text:style-name="T9">版本，建議和我使用一樣的環境架設，如果用其它的版本，或是要裝在 </text:span><text:a xlink:type="simple" xlink:href="https://www.centos.org/" office:target-frame-name="_blank" xlink:show="new" text:style-name="Internet_20_link" text:visited-style-name="Visited_20_Internet_20_Link"><text:span text:style-name="T15">CentOS</text:span></text:a><text:span text:style-name="T9">、</text:span><text:a xlink:type="simple" xlink:href="https://getfedora.org/zh_TW/" office:target-frame-name="_blank" xlink:show="new" text:style-name="Internet_20_link" text:visited-style-name="Visited_20_Internet_20_Link"><text:span text:style-name="T15">Fedora</text:span></text:a><text:span text:style-name="T2"> </text:span><text:span text:style-name="T9">之類其它的 </text:span><text:span text:style-name="T2">Linux </text:span><text:span text:style-name="T9">作業系統上，就不保證照以下的作法一定能架得起來。</text:span></text:p>
      <text:p text:style-name="Text_20_body"><text:span text:style-name="T9">至於非 </text:span><text:span text:style-name="T2">Linux </text:span><text:span text:style-name="T9">的作業系統，像是 </text:span><text:span text:style-name="T2">Windows </text:span><text:span text:style-name="T9">和 </text:span><text:span text:style-name="T2">OSX</text:span><text:span text:style-name="T9">，可能就得另請高人協助了…</text:span></text:p>
      <text:h text:style-name="P3" text:outline-level="3"><text:soft-page-break/>安裝指南</text:h>
      <text:p text:style-name="P14">首先，把原本的系統先更新一下，必要套件也都裝好、該加的設定加一加。</text:p>
      <text:p text:style-name="P13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">1</text:p>
          </table:table-cell>
          <table:table-cell table:style-name="表格1.B1" office:value-type="string">
            <text:p text:style-name="P5">sudo apt-get update</text:p>
          </table:table-cell>
        </table:table-row>
      </table:table>
      <text:p text:style-name="P13"/>
      <text:p text:style-name="P13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6">1</text:p>
          </table:table-cell>
          <table:table-cell table:style-name="表格2.B1" office:value-type="string">
            <text:p text:style-name="P5">sudo apt-get upgrade</text:p>
          </table:table-cell>
        </table:table-row>
      </table:table>
      <text:p text:style-name="P13"/>
      <text:p text:style-name="P13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6">1</text:p>
          </table:table-cell>
          <table:table-cell table:style-name="表格3.B1" office:value-type="string">
            <text:p text:style-name="P5">sudo apt-get clean</text:p>
          </table:table-cell>
        </table:table-row>
      </table:table>
      <text:p text:style-name="P13"/>
      <text:p text:style-name="P13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">1</text:p>
          </table:table-cell>
          <table:table-cell table:style-name="表格4.B1" office:value-type="string">
            <text:p text:style-name="P5">sudo apt-get install apache2</text:p>
          </table:table-cell>
        </table:table-row>
      </table:table>
      <text:p text:style-name="P13"/>
      <text:p text:style-name="P13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">1</text:p>
          </table:table-cell>
          <table:table-cell table:style-name="表格5.B1" office:value-type="string">
            <text:p text:style-name="P5">sudo apt-get install apache2-utils</text:p>
          </table:table-cell>
        </table:table-row>
      </table:table>
      <text:p text:style-name="P13"/>
      <text:p text:style-name="P13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6">1</text:p>
          </table:table-cell>
          <table:table-cell table:style-name="表格6.B1" office:value-type="string">
            <text:p text:style-name="P5">sudo a2enmod proxy_http</text:p>
          </table:table-cell>
        </table:table-row>
      </table:table>
      <text:p text:style-name="P13"/>
      <text:p text:style-name="P13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6">1</text:p>
          </table:table-cell>
          <table:table-cell table:style-name="表格7.B1" office:value-type="string">
            <text:p text:style-name="P5">sudo a2enmod proxy_balancer</text:p>
          </table:table-cell>
        </table:table-row>
      </table:table>
      <text:p text:style-name="P13"/>
      <text:p text:style-name="P13"/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">1</text:p>
          </table:table-cell>
          <table:table-cell table:style-name="表格8.B1" office:value-type="string">
            <text:p text:style-name="P5">sudo apt-get install libapache2-mod-php5 php5 php5-curl</text:p>
          </table:table-cell>
        </table:table-row>
      </table:table>
      <text:p text:style-name="P13"/>
      <text:p text:style-name="P13"/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">1</text:p>
          </table:table-cell>
          <table:table-cell table:style-name="表格9.B1" office:value-type="string">
            <text:p text:style-name="P5">sudo service apache2 restart</text:p>
          </table:table-cell>
        </table:table-row>
      </table:table>
      <text:p text:style-name="P14">會跳出一個警告訊息。</text:p>
      <text:p text:style-name="P15">AH00558: apache2: Could not reliably determine the server’s fully qualified domain name, using 127.0.1.1. Set the ‘ServerName’ directive globally to suppress this message</text:p>
      <text:p text:style-name="P14">不要理他。</text:p>
      <table:table table:name="表格10" table:style-name="表格10">
        <table:table-column table:style-name="表格10.A"/>
        <table:table-column table:style-name="表格10.B"/>
        <text:soft-page-break/>
        <table:table-row>
          <table:table-cell table:style-name="表格10.A1" office:value-type="string">
            <text:p text:style-name="P6">1</text:p>
          </table:table-cell>
          <table:table-cell table:style-name="表格10.B1" office:value-type="string">
            <text:p text:style-name="P5">java -version</text:p>
          </table:table-cell>
        </table:table-row>
      </table:table>
      <text:p text:style-name="P13"/>
      <text:p text:style-name="P13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6">1</text:p>
          </table:table-cell>
          <table:table-cell table:style-name="表格11.B1" office:value-type="string">
            <text:p text:style-name="P5">sudo apt-get install default-jre</text:p>
          </table:table-cell>
        </table:table-row>
      </table:table>
      <text:p text:style-name="P13"/>
      <text:p text:style-name="P13"/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P6">1</text:p>
          </table:table-cell>
          <table:table-cell table:style-name="表格12.B1" office:value-type="string">
            <text:p text:style-name="P5">sudo apt-get install default-jdk</text:p>
          </table:table-cell>
        </table:table-row>
      </table:table>
      <text:p text:style-name="P13"/>
      <text:p text:style-name="P13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">1</text:p>
          </table:table-cell>
          <table:table-cell table:style-name="表格13.B1" office:value-type="string">
            <text:p text:style-name="P5">sudo apt-get install openjdk-7-jre</text:p>
          </table:table-cell>
        </table:table-row>
      </table:table>
      <text:p text:style-name="P13"/>
      <text:p text:style-name="P13"/>
      <table:table table:name="表格14" table:style-name="表格14">
        <table:table-column table:style-name="表格14.A"/>
        <table:table-column table:style-name="表格14.B"/>
        <table:table-row>
          <table:table-cell table:style-name="表格14.A1" office:value-type="string">
            <text:p text:style-name="P6">1</text:p>
          </table:table-cell>
          <table:table-cell table:style-name="表格14.B1" office:value-type="string">
            <text:p text:style-name="P5">sudo apt-get install openjdk-7-jdk</text:p>
          </table:table-cell>
        </table:table-row>
      </table:table>
      <text:p text:style-name="P13"/>
      <text:p text:style-name="P13"/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6">1</text:p>
          </table:table-cell>
          <table:table-cell table:style-name="表格15.B1" office:value-type="string">
            <text:p text:style-name="P5">sudo apt-get install git</text:p>
          </table:table-cell>
        </table:table-row>
      </table:table>
      <text:p text:style-name="P13"/>
      <text:p text:style-name="P13"/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6">1</text:p>
          </table:table-cell>
          <table:table-cell table:style-name="表格16.B1" office:value-type="string">
            <text:p text:style-name="P5">sudo apt-get install mysql-server libapache2-mod-auth-mysql php5-mysql</text:p>
          </table:table-cell>
        </table:table-row>
      </table:table>
      <text:p text:style-name="P13"><text:span text:style-name="T9">過程會要你輸入你</text:span><text:span text:style-name="T2">ubuntu</text:span><text:span text:style-name="T9">使用者帳號的密碼</text:span></text:p>
      <text:p text:style-name="P13"/>
      <table:table table:name="表格17" table:style-name="表格17">
        <table:table-column table:style-name="表格17.A"/>
        <table:table-column table:style-name="表格17.B"/>
        <table:table-row>
          <table:table-cell table:style-name="表格17.A1" office:value-type="string">
            <text:p text:style-name="P6">1</text:p>
          </table:table-cell>
          <table:table-cell table:style-name="表格17.B1" office:value-type="string">
            <text:p text:style-name="P5">mysql -u root -p</text:p>
          </table:table-cell>
        </table:table-row>
      </table:table>
      <text:p text:style-name="P13"><text:span text:style-name="T9">輸入你</text:span><text:span text:style-name="T2">ubuntu</text:span><text:span text:style-name="T9">使用者帳號的密碼</text:span></text:p>
      <text:p text:style-name="P13"/>
      <table:table table:name="表格18" table:style-name="表格18">
        <table:table-column table:style-name="表格18.A"/>
        <table:table-column table:style-name="表格18.B"/>
        <table:table-row>
          <table:table-cell table:style-name="表格18.A1" office:value-type="string">
            <text:p text:style-name="P6">1</text:p>
          </table:table-cell>
          <table:table-cell table:style-name="表格18.B1" office:value-type="string">
            <text:p text:style-name="P5">show databases;</text:p>
          </table:table-cell>
        </table:table-row>
      </table:table>
      <text:p text:style-name="P13"><text:span text:style-name="T9">如果有正常顯示資料表，貼上以下</text:span><text:span text:style-name="T2">SQL</text:span><text:span text:style-name="T9">語法。</text:span></text:p>
      <text:p text:style-name="P13"/>
      <table:table table:name="表格19" table:style-name="表格19">
        <table:table-column table:style-name="表格19.A"/>
        <table:table-column table:style-name="表格19.B"/>
        <table:table-row>
          <table:table-cell table:style-name="表格19.A1" office:value-type="string">
            <text:p text:style-name="P6">1</text:p>
          </table:table-cell>
          <table:table-cell table:style-name="表格19.B1" office:value-type="string">
            <text:p text:style-name="P5">CREATE USER 'gerrit2'@'localhost' IDENTIFIED BY 'secret';</text:p>
          </table:table-cell>
        </table:table-row>
      </table:table>
      <text:p text:style-name="P13"/>
      <text:p text:style-name="P13"/>
      <table:table table:name="表格20" table:style-name="表格20">
        <table:table-column table:style-name="表格20.A"/>
        <table:table-column table:style-name="表格20.B"/>
        <table:table-row>
          <table:table-cell table:style-name="表格20.A1" office:value-type="string">
            <text:p text:style-name="P6">1</text:p>
          </table:table-cell>
          <table:table-cell table:style-name="表格20.B1" office:value-type="string">
            <text:p text:style-name="P8"><text:span text:style-name="T3">SET PASSWORD FOR 'gerrit2'@'localhost' = PASSWORD('</text:span><text:span text:style-name="T10">你的密碼</text:span><text:span text:style-name="T3">');</text:span></text:p>
          </table:table-cell>
        </table:table-row>
      </table:table>
      <text:p text:style-name="P13"/>
      <text:p text:style-name="P13"/>
      <table:table table:name="表格21" table:style-name="表格21">
        <table:table-column table:style-name="表格21.A"/>
        <table:table-column table:style-name="表格21.B"/>
        <text:soft-page-break/>
        <table:table-row>
          <table:table-cell table:style-name="表格21.A1" office:value-type="string">
            <text:p text:style-name="P6">1</text:p>
          </table:table-cell>
          <table:table-cell table:style-name="表格21.B1" office:value-type="string">
            <text:p text:style-name="P5">CREATE DATABASE reviewdb;</text:p>
          </table:table-cell>
        </table:table-row>
      </table:table>
      <text:p text:style-name="P13"/>
      <text:p text:style-name="P13"/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P6">1</text:p>
          </table:table-cell>
          <table:table-cell table:style-name="表格22.B1" office:value-type="string">
            <text:p text:style-name="P5">GRANT ALL ON reviewdb.* TO 'gerrit2'@'localhost';</text:p>
          </table:table-cell>
        </table:table-row>
      </table:table>
      <text:p text:style-name="P13"/>
      <text:p text:style-name="P13"/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P6">1</text:p>
          </table:table-cell>
          <table:table-cell table:style-name="表格23.B1" office:value-type="string">
            <text:p text:style-name="P5">FLUSH PRIVILEGES;</text:p>
          </table:table-cell>
        </table:table-row>
      </table:table>
      <text:p text:style-name="P13"/>
      <text:p text:style-name="P13"/>
      <table:table table:name="表格24" table:style-name="表格24">
        <table:table-column table:style-name="表格24.A"/>
        <table:table-column table:style-name="表格24.B"/>
        <table:table-row>
          <table:table-cell table:style-name="表格24.A1" office:value-type="string">
            <text:p text:style-name="P6">1</text:p>
          </table:table-cell>
          <table:table-cell table:style-name="表格24.B1" office:value-type="string">
            <text:p text:style-name="P5">exit</text:p>
          </table:table-cell>
        </table:table-row>
      </table:table>
      <text:p text:style-name="P13"><text:span text:style-name="T9">接著安裝 </text:span><text:a xlink:type="simple" xlink:href="http://www.phpmyadmin.net/home_page/index.php" office:target-frame-name="_blank" xlink:show="new" text:style-name="Internet_20_link" text:visited-style-name="Visited_20_Internet_20_Link"><text:span text:style-name="T15">phpmyadmin</text:span></text:a><text:span text:style-name="T9">，當然這個可裝可不裝，我自己是習慣用它了…</text:span></text:p>
      <text:p text:style-name="P13"/>
      <table:table table:name="表格25" table:style-name="表格25">
        <table:table-column table:style-name="表格25.A"/>
        <table:table-column table:style-name="表格25.B"/>
        <table:table-row>
          <table:table-cell table:style-name="表格25.A1" office:value-type="string">
            <text:p text:style-name="P6">1</text:p>
          </table:table-cell>
          <table:table-cell table:style-name="表格25.B1" office:value-type="string">
            <text:p text:style-name="P5">sudo apt-get install phpmyadmin</text:p>
          </table:table-cell>
        </table:table-row>
      </table:table>
      <text:p text:style-name="P13"><text:span text:style-name="T9">會跳出一個畫面選 </text:span><text:span text:style-name="T2">apache2</text:span><text:span text:style-name="T9">。</text:span></text:p>
      <text:p text:style-name="P13"><text:span text:style-name="T9">會跳出一個</text:span><text:span text:style-name="T2">configuring phpmyadmin</text:span><text:span text:style-name="T9">視窗，選</text:span><text:span text:style-name="T2">yes</text:span><text:span text:style-name="T9">。</text:span></text:p>
      <text:p text:style-name="P14">接著輸入密碼。</text:p>
      <text:p text:style-name="P13"><text:span text:style-name="T9">完成後，移到 </text:span><text:span text:style-name="T2">html </text:span><text:span text:style-name="T9">資料夾底下。</text:span></text:p>
      <table:table table:name="表格26" table:style-name="表格26">
        <table:table-column table:style-name="表格26.A"/>
        <table:table-column table:style-name="表格26.B"/>
        <table:table-row>
          <table:table-cell table:style-name="表格26.A1" office:value-type="string">
            <text:p text:style-name="P6">1</text:p>
          </table:table-cell>
          <table:table-cell table:style-name="表格26.B1" office:value-type="string">
            <text:p text:style-name="P5">cd /var/www/html</text:p>
          </table:table-cell>
        </table:table-row>
      </table:table>
      <text:p text:style-name="P13"/>
      <text:p text:style-name="P13"/>
      <table:table table:name="表格27" table:style-name="表格27">
        <table:table-column table:style-name="表格27.A"/>
        <table:table-column table:style-name="表格27.B"/>
        <table:table-row>
          <table:table-cell table:style-name="表格27.A1" office:value-type="string">
            <text:p text:style-name="P6">1</text:p>
          </table:table-cell>
          <table:table-cell table:style-name="表格27.B1" office:value-type="string">
            <text:p text:style-name="P5">sudo ln -s /usr/share/phpmyadmin</text:p>
          </table:table-cell>
        </table:table-row>
      </table:table>
      <text:p text:style-name="P13"><text:span text:style-name="T9">主機網址後方接上</text:span><text:span text:style-name="T2">/phpmyadmin</text:span><text:span text:style-name="T9">即可進入。</text:span></text:p>
      <text:p text:style-name="P13"/>
      <table:table table:name="表格28" table:style-name="表格28">
        <table:table-column table:style-name="表格28.A"/>
        <table:table-column table:style-name="表格28.B"/>
        <table:table-row>
          <table:table-cell table:style-name="表格28.A1" office:value-type="string">
            <text:p text:style-name="P6">1</text:p>
          </table:table-cell>
          <table:table-cell table:style-name="表格28.B1" office:value-type="string">
            <text:p text:style-name="P5">sudo adduser gerrit2</text:p>
          </table:table-cell>
        </table:table-row>
      </table:table>
      <text:p text:style-name="P14">輸入新使用者密碼</text:p>
      <text:p text:style-name="P13"/>
      <table:table table:name="表格29" table:style-name="表格29">
        <table:table-column table:style-name="表格29.A"/>
        <table:table-column table:style-name="表格29.B"/>
        <table:table-row>
          <table:table-cell table:style-name="表格29.A1" office:value-type="string">
            <text:p text:style-name="P6">1</text:p>
          </table:table-cell>
          <table:table-cell table:style-name="表格29.B1" office:value-type="string">
            <text:p text:style-name="P5">sudo vim /etc/apache2/ports.conf</text:p>
          </table:table-cell>
        </table:table-row>
      </table:table>
      <text:p text:style-name="P13"><text:span text:style-name="T9">將以下內容貼到檔案裡 </text:span><text:span text:style-name="T2">Listen 80 </text:span><text:span text:style-name="T9">的下面一行。</text:span></text:p>
      <text:p text:style-name="P13"/>
      <table:table table:name="表格30" table:style-name="表格30">
        <table:table-column table:style-name="表格30.A"/>
        <table:table-column table:style-name="表格30.B"/>
        <table:table-row>
          <table:table-cell table:style-name="表格30.A1" office:value-type="string">
            <text:p text:style-name="P6">1</text:p>
          </table:table-cell>
          <table:table-cell table:style-name="表格30.B1" office:value-type="string">
            <text:p text:style-name="P5">Listen 30000</text:p>
          </table:table-cell>
        </table:table-row>
      </table:table>
      <text:p text:style-name="P13"/>
      <text:p text:style-name="P13"/>
      <table:table table:name="表格31" table:style-name="表格31">
        <table:table-column table:style-name="表格31.A"/>
        <table:table-column table:style-name="表格31.B"/>
        <text:soft-page-break/>
        <table:table-row>
          <table:table-cell table:style-name="表格31.A1" office:value-type="string">
            <text:p text:style-name="P6">1</text:p>
          </table:table-cell>
          <table:table-cell table:style-name="表格31.B1" office:value-type="string">
            <text:p text:style-name="P5">sudo vim /etc/apache2/sites-available/gerrit.conf</text:p>
          </table:table-cell>
        </table:table-row>
      </table:table>
      <text:p text:style-name="P14">將以下內容貼到該檔案中。</text:p>
      <text:p text:style-name="P13"/>
      <table:table table:name="表格32" table:style-name="表格32">
        <table:table-column table:style-name="表格32.A"/>
        <table:table-column table:style-name="表格32.B"/>
        <table:table-row>
          <table:table-cell table:style-name="表格32.A1" office:value-type="string">
            <text:p text:style-name="P6">1</text:p>
            <text:p text:style-name="P10">2</text:p>
            <text:p text:style-name="P6">3</text:p>
            <text:p text:style-name="P10">4</text:p>
            <text:p text:style-name="P6">5</text:p>
            <text:p text:style-name="P10">6</text:p>
            <text:p text:style-name="P6">7</text:p>
            <text:p text:style-name="P10">8</text:p>
            <text:p text:style-name="P6">9</text:p>
            <text:p text:style-name="P10">10</text:p>
            <text:p text:style-name="P6">11</text:p>
            <text:p text:style-name="P10">12</text:p>
            <text:p text:style-name="P6">13</text:p>
            <text:p text:style-name="P10">14</text:p>
            <text:p text:style-name="P6">15</text:p>
            <text:p text:style-name="P10">16</text:p>
            <text:p text:style-name="P6">17</text:p>
            <text:p text:style-name="P10">18</text:p>
            <text:p text:style-name="P6">19</text:p>
            <text:p text:style-name="P10">20</text:p>
          </table:table-cell>
          <table:table-cell table:style-name="表格32.B1" office:value-type="string">
            <text:p text:style-name="P5">&lt;VirtualHost *:30000&gt;</text:p>
            <text:p text:style-name="P9">        <text:span text:style-name="T3">ServerName x.x.x.x</text:span></text:p>
            <text:p text:style-name="P8"> </text:p>
            <text:p text:style-name="P9">        <text:span text:style-name="T3">ProxyRequests Off</text:span></text:p>
            <text:p text:style-name="P8">        <text:span text:style-name="T3">ProxyVia Off</text:span></text:p>
            <text:p text:style-name="P9">        <text:span text:style-name="T3">ProxyPreserveHost On</text:span></text:p>
            <text:p text:style-name="P8">        <text:span text:style-name="T3">&lt;Proxy *&gt;</text:span></text:p>
            <text:p text:style-name="P9">                <text:span text:style-name="T3">Order deny,allow</text:span></text:p>
            <text:p text:style-name="P8">                <text:span text:style-name="T3">Allow from all</text:span></text:p>
            <text:p text:style-name="P9">        <text:span text:style-name="T3">&lt;/Proxy&gt;</text:span></text:p>
            <text:p text:style-name="P8">        <text:span text:style-name="T3">&lt;Location /login/&gt;</text:span></text:p>
            <text:p text:style-name="P9">                <text:span text:style-name="T3">AuthType Basic</text:span></text:p>
            <text:p text:style-name="P8">                <text:span text:style-name="T3">AuthName "Gerrit Code Review"</text:span></text:p>
            <text:p text:style-name="P9">                <text:span text:style-name="T3">Require valid-user</text:span></text:p>
            <text:p text:style-name="P8">                <text:span text:style-name="T3">AuthBasicProvider file</text:span></text:p>
            <text:p text:style-name="P9">                <text:span text:style-name="T3">AuthUserFile /home/gerrit2/pwd</text:span></text:p>
            <text:p text:style-name="P8">        <text:span text:style-name="T3">&lt;/Location&gt;</text:span></text:p>
            <text:p text:style-name="P9">        <text:span text:style-name="T3">AllowEncodedSlashes On</text:span></text:p>
            <text:p text:style-name="P8">        <text:span text:style-name="T3">ProxyPass / http://x.x.x.x:8081/ nocanon</text:span></text:p>
            <text:p text:style-name="P7">&lt;/VirtualHost&gt;</text:p>
          </table:table-cell>
        </table:table-row>
      </table:table>
      <text:p text:style-name="P14">接著執行以下指令。</text:p>
      <text:p text:style-name="P13"/>
      <table:table table:name="表格33" table:style-name="表格33">
        <table:table-column table:style-name="表格33.A"/>
        <table:table-column table:style-name="表格33.B"/>
        <table:table-row>
          <table:table-cell table:style-name="表格33.A1" office:value-type="string">
            <text:p text:style-name="P6">1</text:p>
          </table:table-cell>
          <table:table-cell table:style-name="表格33.B1" office:value-type="string">
            <text:p text:style-name="P5">sudo a2ensite gerrit.conf</text:p>
          </table:table-cell>
        </table:table-row>
      </table:table>
      <text:p text:style-name="P13"><text:span text:style-name="T9">重新啟動 </text:span><text:span text:style-name="T2">apache</text:span><text:span text:style-name="T9">。</text:span></text:p>
      <text:p text:style-name="P13"/>
      <table:table table:name="表格34" table:style-name="表格34">
        <table:table-column table:style-name="表格34.A"/>
        <table:table-column table:style-name="表格34.B"/>
        <table:table-row>
          <table:table-cell table:style-name="表格34.A1" office:value-type="string">
            <text:p text:style-name="P6">1</text:p>
          </table:table-cell>
          <table:table-cell table:style-name="表格34.B1" office:value-type="string">
            <text:p text:style-name="P5">sudo service apache2 restart</text:p>
          </table:table-cell>
        </table:table-row>
      </table:table>
      <text:p text:style-name="P13"><text:span text:style-name="T9">切換使用者 </text:span><text:span text:style-name="T2">gerrit2</text:span><text:span text:style-name="T9">。</text:span></text:p>
      <text:p text:style-name="P13"/>
      <table:table table:name="表格35" table:style-name="表格35">
        <table:table-column table:style-name="表格35.A"/>
        <table:table-column table:style-name="表格35.B"/>
        <table:table-row>
          <table:table-cell table:style-name="表格35.A1" office:value-type="string">
            <text:p text:style-name="P6">1</text:p>
          </table:table-cell>
          <table:table-cell table:style-name="表格35.B1" office:value-type="string">
            <text:p text:style-name="P5">sudo su gerrit2</text:p>
          </table:table-cell>
        </table:table-row>
      </table:table>
      <text:p text:style-name="P13"/>
      <text:p text:style-name="P13"/>
      <table:table table:name="表格36" table:style-name="表格36">
        <table:table-column table:style-name="表格36.A"/>
        <table:table-column table:style-name="表格36.B"/>
        <table:table-row>
          <table:table-cell table:style-name="表格36.A1" office:value-type="string">
            <text:p text:style-name="P6">1</text:p>
          </table:table-cell>
          <table:table-cell table:style-name="表格36.B1" office:value-type="string">
            <text:p text:style-name="P5">cd ~/</text:p>
          </table:table-cell>
        </table:table-row>
      </table:table>
      <text:p text:style-name="P13"><text:span text:style-name="T9">複製以下指令，下載 </text:span><text:span text:style-name="T2">Gerrit </text:span><text:span text:style-name="T9">安裝檔。</text:span></text:p>
      <text:p text:style-name="P13"/>
      <table:table table:name="表格37" table:style-name="表格37">
        <table:table-column table:style-name="表格37.A"/>
        <table:table-column table:style-name="表格37.B"/>
        <text:soft-page-break/>
        <table:table-row>
          <table:table-cell table:style-name="表格37.A1" office:value-type="string">
            <text:p text:style-name="P6">1</text:p>
          </table:table-cell>
          <table:table-cell table:style-name="表格37.B1" office:value-type="string">
            <text:p text:style-name="P5">wget href="http://gerrit-releases.storage.googleapis.com/gerrit-2.10.war"</text:p>
          </table:table-cell>
        </table:table-row>
      </table:table>
      <text:p text:style-name="P13"/>
      <text:p text:style-name="P13"/>
      <table:table table:name="表格38" table:style-name="表格38">
        <table:table-column table:style-name="表格38.A"/>
        <table:table-column table:style-name="表格38.B"/>
        <table:table-row>
          <table:table-cell table:style-name="表格38.A1" office:value-type="string">
            <text:p text:style-name="P6">1</text:p>
          </table:table-cell>
          <table:table-cell table:style-name="表格38.B1" office:value-type="string">
            <text:p text:style-name="P5">java -jar gerrit-2.10.war init -d /home/gerrit2/gerrit/</text:p>
          </table:table-cell>
        </table:table-row>
      </table:table>
      <text:p text:style-name="P14">接下來會有一系列的問題</text:p>
      <text:p text:style-name="P13"/>
      <table:table table:name="表格39" table:style-name="表格39">
        <table:table-column table:style-name="表格39.A"/>
        <table:table-column table:style-name="表格39.B"/>
        <table:table-row>
          <table:table-cell table:style-name="表格39.A1" office:value-type="string">
            <text:p text:style-name="P6">1</text:p>
          </table:table-cell>
          <table:table-cell table:style-name="表格39.B1" office:value-type="string">
            <text:p text:style-name="P5">Create '/home/gerrit2/gerrit'  [Y/n]?</text:p>
          </table:table-cell>
        </table:table-row>
      </table:table>
      <text:p text:style-name="P13"><text:span text:style-name="T9">填</text:span><text:span text:style-name="T2">Y</text:span></text:p>
      <text:p text:style-name="P13"/>
      <table:table table:name="表格40" table:style-name="表格40">
        <table:table-column table:style-name="表格40.A"/>
        <table:table-column table:style-name="表格40.B"/>
        <table:table-row>
          <table:table-cell table:style-name="表格40.A1" office:value-type="string">
            <text:p text:style-name="P6">1</text:p>
          </table:table-cell>
          <table:table-cell table:style-name="表格40.B1" office:value-type="string">
            <text:p text:style-name="P5">Location of Git repositories   [git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1" table:style-name="表格41">
        <table:table-column table:style-name="表格41.A"/>
        <table:table-column table:style-name="表格41.B"/>
        <table:table-row>
          <table:table-cell table:style-name="表格41.A1" office:value-type="string">
            <text:p text:style-name="P6">1</text:p>
          </table:table-cell>
          <table:table-cell table:style-name="表格41.B1" office:value-type="string">
            <text:p text:style-name="P5">Database server type           [h2]:</text:p>
          </table:table-cell>
        </table:table-row>
      </table:table>
      <text:p text:style-name="P13"><text:span text:style-name="T9">填</text:span><text:span text:style-name="T2">mysql</text:span></text:p>
      <text:p text:style-name="P13"/>
      <table:table table:name="表格42" table:style-name="表格42">
        <table:table-column table:style-name="表格42.A"/>
        <table:table-column table:style-name="表格42.B"/>
        <table:table-row>
          <table:table-cell table:style-name="表格42.A1" office:value-type="string">
            <text:p text:style-name="P6">1</text:p>
            <text:p text:style-name="P10">2</text:p>
            <text:p text:style-name="P6">3</text:p>
          </table:table-cell>
          <table:table-cell table:style-name="表格42.B1" office:value-type="string">
            <text:p text:style-name="P5">Gerrit Code Review is not shipped with MySQL Connector/J 5.1.21</text:p>
            <text:p text:style-name="P7">**  This library is required for your configuration. **</text:p>
            <text:p text:style-name="P5">Download and install it now [Y/n]?</text:p>
          </table:table-cell>
        </table:table-row>
      </table:table>
      <text:p text:style-name="P13"><text:span text:style-name="T9">填</text:span><text:span text:style-name="T2">Y</text:span></text:p>
      <text:p text:style-name="P13"/>
      <table:table table:name="表格43" table:style-name="表格43">
        <table:table-column table:style-name="表格43.A"/>
        <table:table-column table:style-name="表格43.B"/>
        <table:table-row>
          <table:table-cell table:style-name="表格43.A1" office:value-type="string">
            <text:p text:style-name="P6">1</text:p>
          </table:table-cell>
          <table:table-cell table:style-name="表格43.B1" office:value-type="string">
            <text:p text:style-name="P5">Server hostname                [localhost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4" table:style-name="表格44">
        <table:table-column table:style-name="表格44.A"/>
        <table:table-column table:style-name="表格44.B"/>
        <table:table-row>
          <table:table-cell table:style-name="表格44.A1" office:value-type="string">
            <text:p text:style-name="P6">1</text:p>
          </table:table-cell>
          <table:table-cell table:style-name="表格44.B1" office:value-type="string">
            <text:p text:style-name="P5">Server port                    [(mysql default)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5" table:style-name="表格45">
        <table:table-column table:style-name="表格45.A"/>
        <table:table-column table:style-name="表格45.B"/>
        <table:table-row>
          <table:table-cell table:style-name="表格45.A1" office:value-type="string">
            <text:p text:style-name="P6">1</text:p>
          </table:table-cell>
          <table:table-cell table:style-name="表格45.B1" office:value-type="string">
            <text:p text:style-name="P5">Database name                  [reviewdb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6" table:style-name="表格46">
        <table:table-column table:style-name="表格46.A"/>
        <table:table-column table:style-name="表格46.B"/>
        <table:table-row>
          <table:table-cell table:style-name="表格46.A1" office:value-type="string">
            <text:p text:style-name="P6">1</text:p>
          </table:table-cell>
          <table:table-cell table:style-name="表格46.B1" office:value-type="string">
            <text:p text:style-name="P5">Database username              [gerrit2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7" table:style-name="表格47">
        <table:table-column table:style-name="表格47.A"/>
        <table:table-column table:style-name="表格47.B"/>
        <text:soft-page-break/>
        <table:table-row>
          <table:table-cell table:style-name="表格47.A1" office:value-type="string">
            <text:p text:style-name="P6">1</text:p>
            <text:p text:style-name="P10">2</text:p>
          </table:table-cell>
          <table:table-cell table:style-name="表格47.B1" office:value-type="string">
            <text:p text:style-name="P5">gerrit2's password             :</text:p>
            <text:p text:style-name="P7">confirm password               :</text:p>
          </table:table-cell>
        </table:table-row>
      </table:table>
      <text:p text:style-name="P13"><text:span text:style-name="T9">填剛剛設定</text:span><text:span text:style-name="T2">MYSQL</text:span><text:span text:style-name="T9">帳號的密碼</text:span></text:p>
      <text:p text:style-name="P13"/>
      <table:table table:name="表格48" table:style-name="表格48">
        <table:table-column table:style-name="表格48.A"/>
        <table:table-column table:style-name="表格48.B"/>
        <table:table-row>
          <table:table-cell table:style-name="表格48.A1" office:value-type="string">
            <text:p text:style-name="P6">1</text:p>
          </table:table-cell>
          <table:table-cell table:style-name="表格48.B1" office:value-type="string">
            <text:p text:style-name="P5">Type                           [LUCENE/?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49" table:style-name="表格49">
        <table:table-column table:style-name="表格49.A"/>
        <table:table-column table:style-name="表格49.B"/>
        <table:table-row>
          <table:table-cell table:style-name="表格49.A1" office:value-type="string">
            <text:p text:style-name="P6">1</text:p>
          </table:table-cell>
          <table:table-cell table:style-name="表格49.B1" office:value-type="string">
            <text:p text:style-name="P5">Authentication method          [OPENID/?]:</text:p>
          </table:table-cell>
        </table:table-row>
      </table:table>
      <text:p text:style-name="P13"><text:span text:style-name="T9">填</text:span><text:span text:style-name="T2">http</text:span></text:p>
      <text:p text:style-name="P13"/>
      <table:table table:name="表格50" table:style-name="表格50">
        <table:table-column table:style-name="表格50.A"/>
        <table:table-column table:style-name="表格50.B"/>
        <table:table-row>
          <table:table-cell table:style-name="表格50.A1" office:value-type="string">
            <text:p text:style-name="P6">1</text:p>
          </table:table-cell>
          <table:table-cell table:style-name="表格50.B1" office:value-type="string">
            <text:p text:style-name="P5">Get username from custom HTTP header [y/N]?</text:p>
          </table:table-cell>
        </table:table-row>
      </table:table>
      <text:p text:style-name="P13"><text:span text:style-name="T9">填</text:span><text:span text:style-name="T2">N</text:span></text:p>
      <text:p text:style-name="P13"/>
      <table:table table:name="表格51" table:style-name="表格51">
        <table:table-column table:style-name="表格51.A"/>
        <table:table-column table:style-name="表格51.B"/>
        <table:table-row>
          <table:table-cell table:style-name="表格51.A1" office:value-type="string">
            <text:p text:style-name="P6">1</text:p>
          </table:table-cell>
          <table:table-cell table:style-name="表格51.B1" office:value-type="string">
            <text:p text:style-name="P5">SSO logout URL                 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2" table:style-name="表格52">
        <table:table-column table:style-name="表格52.A"/>
        <table:table-column table:style-name="表格52.B"/>
        <table:table-row>
          <table:table-cell table:style-name="表格52.A1" office:value-type="string">
            <text:p text:style-name="P6">1</text:p>
          </table:table-cell>
          <table:table-cell table:style-name="表格52.B1" office:value-type="string">
            <text:p text:style-name="P5">Install Verified label         [y/N]?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3" table:style-name="表格53">
        <table:table-column table:style-name="表格53.A"/>
        <table:table-column table:style-name="表格53.B"/>
        <table:table-row>
          <table:table-cell table:style-name="表格53.A1" office:value-type="string">
            <text:p text:style-name="P6">1</text:p>
            <text:p text:style-name="P10">2</text:p>
            <text:p text:style-name="P6">3</text:p>
            <text:p text:style-name="P10">4</text:p>
          </table:table-cell>
          <table:table-cell table:style-name="表格53.B1" office:value-type="string">
            <text:p text:style-name="P5">SMTP server hostname           [localhost]:</text:p>
            <text:p text:style-name="P7">SMTP server port               [(default)]:</text:p>
            <text:p text:style-name="P5">SMTP encryption                [NONE/?]:</text:p>
            <text:p text:style-name="P7">SMTP username                  :</text:p>
          </table:table-cell>
        </table:table-row>
      </table:table>
      <text:p text:style-name="P13"><text:span text:style-name="T9">全部按</text:span><text:span text:style-name="T2">Enter (email</text:span><text:span text:style-name="T9">設定我先不弄</text:span><text:span text:style-name="T2">)</text:span></text:p>
      <text:p text:style-name="P13"/>
      <table:table table:name="表格54" table:style-name="表格54">
        <table:table-column table:style-name="表格54.A"/>
        <table:table-column table:style-name="表格54.B"/>
        <table:table-row>
          <table:table-cell table:style-name="表格54.A1" office:value-type="string">
            <text:p text:style-name="P6">1</text:p>
          </table:table-cell>
          <table:table-cell table:style-name="表格54.B1" office:value-type="string">
            <text:p text:style-name="P5">Run as                         [gerrit2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5" table:style-name="表格55">
        <table:table-column table:style-name="表格55.A"/>
        <table:table-column table:style-name="表格55.B"/>
        <table:table-row>
          <table:table-cell table:style-name="表格55.A1" office:value-type="string">
            <text:p text:style-name="P6">1</text:p>
          </table:table-cell>
          <table:table-cell table:style-name="表格55.B1" office:value-type="string">
            <text:p text:style-name="P5">Java runtime                   [/usr/lib/jvm/java-7-openjdk-i386/jre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6" table:style-name="表格56">
        <table:table-column table:style-name="表格56.A"/>
        <table:table-column table:style-name="表格56.B"/>
        <table:table-row>
          <table:table-cell table:style-name="表格56.A1" office:value-type="string">
            <text:p text:style-name="P6">1</text:p>
          </table:table-cell>
          <table:table-cell table:style-name="表格56.B1" office:value-type="string">
            <text:p text:style-name="P5">Copy gerrit-2.10.war to /home/gerrit2/gerrit/bin/gerrit.war [Y/n]?</text:p>
          </table:table-cell>
        </table:table-row>
      </table:table>
      <text:p text:style-name="P13"><text:soft-page-break/><text:span text:style-name="T9">填</text:span><text:span text:style-name="T2">Y</text:span></text:p>
      <text:p text:style-name="P13"/>
      <table:table table:name="表格57" table:style-name="表格57">
        <table:table-column table:style-name="表格57.A"/>
        <table:table-column table:style-name="表格57.B"/>
        <table:table-row>
          <table:table-cell table:style-name="表格57.A1" office:value-type="string">
            <text:p text:style-name="P6">1</text:p>
          </table:table-cell>
          <table:table-cell table:style-name="表格57.B1" office:value-type="string">
            <text:p text:style-name="P5">Listen on address              [*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8" table:style-name="表格58">
        <table:table-column table:style-name="表格58.A"/>
        <table:table-column table:style-name="表格58.B"/>
        <table:table-row>
          <table:table-cell table:style-name="表格58.A1" office:value-type="string">
            <text:p text:style-name="P6">1</text:p>
          </table:table-cell>
          <table:table-cell table:style-name="表格58.B1" office:value-type="string">
            <text:p text:style-name="P5">Listen on port                 [29418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59" table:style-name="表格59">
        <table:table-column table:style-name="表格59.A"/>
        <table:table-column table:style-name="表格59.B"/>
        <table:table-row>
          <table:table-cell table:style-name="表格59.A1" office:value-type="string">
            <text:p text:style-name="P6">1</text:p>
            <text:p text:style-name="P10">2</text:p>
            <text:p text:style-name="P6">3</text:p>
            <text:p text:style-name="P10">4</text:p>
          </table:table-cell>
          <table:table-cell table:style-name="表格59.B1" office:value-type="string">
            <text:p text:style-name="P5">Gerrit Code Review is not shipped with Bouncy Castle Crypto SSL v149</text:p>
            <text:p text:style-name="P9">  <text:span text:style-name="T3">If available, Gerrit can take advantage of features</text:span></text:p>
            <text:p text:style-name="P8">  <text:span text:style-name="T3">in the library, but will also function without it.</text:span></text:p>
            <text:p text:style-name="P7">Download and install it now [Y/n]?</text:p>
          </table:table-cell>
        </table:table-row>
      </table:table>
      <text:p text:style-name="P13"><text:span text:style-name="T9">填</text:span><text:span text:style-name="T2">Y</text:span></text:p>
      <text:p text:style-name="P13"/>
      <table:table table:name="表格60" table:style-name="表格60">
        <table:table-column table:style-name="表格60.A"/>
        <table:table-column table:style-name="表格60.B"/>
        <table:table-row>
          <table:table-cell table:style-name="表格60.A1" office:value-type="string">
            <text:p text:style-name="P6">1</text:p>
            <text:p text:style-name="P10">2</text:p>
            <text:p text:style-name="P6">3</text:p>
          </table:table-cell>
          <table:table-cell table:style-name="表格60.B1" office:value-type="string">
            <text:p text:style-name="P5">Gerrit Code Review is not shipped with Bouncy Castle Crypto Provider v149</text:p>
            <text:p text:style-name="P7">** This library is required by Bouncy Castle Crypto SSL v149. **</text:p>
            <text:p text:style-name="P5">Download and install it now [Y/n]?</text:p>
          </table:table-cell>
        </table:table-row>
      </table:table>
      <text:p text:style-name="P13"><text:span text:style-name="T9">填</text:span><text:span text:style-name="T2">Y</text:span></text:p>
      <text:p text:style-name="P13"/>
      <table:table table:name="表格61" table:style-name="表格61">
        <table:table-column table:style-name="表格61.A"/>
        <table:table-column table:style-name="表格61.B"/>
        <table:table-row>
          <table:table-cell table:style-name="表格61.A1" office:value-type="string">
            <text:p text:style-name="P6">1</text:p>
          </table:table-cell>
          <table:table-cell table:style-name="表格61.B1" office:value-type="string">
            <text:p text:style-name="P5">Behind reverse proxy           [y/N]?</text:p>
          </table:table-cell>
        </table:table-row>
      </table:table>
      <text:p text:style-name="P13"><text:span text:style-name="T9">填</text:span><text:span text:style-name="T2">y</text:span></text:p>
      <text:p text:style-name="P13"/>
      <table:table table:name="表格62" table:style-name="表格62">
        <table:table-column table:style-name="表格62.A"/>
        <table:table-column table:style-name="表格62.B"/>
        <table:table-row>
          <table:table-cell table:style-name="表格62.A1" office:value-type="string">
            <text:p text:style-name="P6">1</text:p>
          </table:table-cell>
          <table:table-cell table:style-name="表格62.B1" office:value-type="string">
            <text:p text:style-name="P5">Proxy uses SSL (https://)      [y/N]?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63" table:style-name="表格63">
        <table:table-column table:style-name="表格63.A"/>
        <table:table-column table:style-name="表格63.B"/>
        <table:table-row>
          <table:table-cell table:style-name="表格63.A1" office:value-type="string">
            <text:p text:style-name="P6">1</text:p>
          </table:table-cell>
          <table:table-cell table:style-name="表格63.B1" office:value-type="string">
            <text:p text:style-name="P5">Subdirectory on proxy server   [/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64" table:style-name="表格64">
        <table:table-column table:style-name="表格64.A"/>
        <table:table-column table:style-name="表格64.B"/>
        <table:table-row>
          <table:table-cell table:style-name="表格64.A1" office:value-type="string">
            <text:p text:style-name="P6">1</text:p>
          </table:table-cell>
          <table:table-cell table:style-name="表格64.B1" office:value-type="string">
            <text:p text:style-name="P5">Listen on address              [*]:</text:p>
          </table:table-cell>
        </table:table-row>
      </table:table>
      <text:p text:style-name="P13"><text:span text:style-name="T9">按</text:span><text:span text:style-name="T2">Enter</text:span></text:p>
      <text:p text:style-name="P13"/>
      <table:table table:name="表格65" table:style-name="表格65">
        <table:table-column table:style-name="表格65.A"/>
        <table:table-column table:style-name="表格65.B"/>
        <table:table-row>
          <table:table-cell table:style-name="表格65.A1" office:value-type="string">
            <text:p text:style-name="P6">1</text:p>
          </table:table-cell>
          <table:table-cell table:style-name="表格65.B1" office:value-type="string">
            <text:p text:style-name="P5">Listen on port                 [8081]:</text:p>
          </table:table-cell>
        </table:table-row>
      </table:table>
      <text:p text:style-name="P13"><text:soft-page-break/><text:span text:style-name="T9">按</text:span><text:span text:style-name="T2">Enter</text:span></text:p>
      <text:p text:style-name="P13"/>
      <table:table table:name="表格66" table:style-name="表格66">
        <table:table-column table:style-name="表格66.A"/>
        <table:table-column table:style-name="表格66.B"/>
        <table:table-row>
          <table:table-cell table:style-name="表格66.A1" office:value-type="string">
            <text:p text:style-name="P6">1</text:p>
          </table:table-cell>
          <table:table-cell table:style-name="表格66.B1" office:value-type="string">
            <text:p text:style-name="P5">Canonical URL                  [http://ubuntu/]:</text:p>
          </table:table-cell>
        </table:table-row>
      </table:table>
      <text:p text:style-name="P13"><text:span text:style-name="T9">按</text:span><text:span text:style-name="T2">Enter</text:span></text:p>
      <text:p text:style-name="P13"><text:span text:style-name="T2">(proxy</text:span><text:span text:style-name="T9">可以之後再設定比較方便</text:span><text:span text:style-name="T2">)</text:span></text:p>
      <table:table table:name="表格67" table:style-name="表格67">
        <table:table-column table:style-name="表格67.A"/>
        <table:table-column table:style-name="表格67.B"/>
        <table:table-row>
          <table:table-cell table:style-name="表格67.A1" office:value-type="string">
            <text:p text:style-name="P6">1</text:p>
            <text:p text:style-name="P10">2</text:p>
            <text:p text:style-name="P6">3</text:p>
            <text:p text:style-name="P10">4</text:p>
            <text:p text:style-name="P6">5</text:p>
          </table:table-cell>
          <table:table-cell table:style-name="表格67.B1" office:value-type="string">
            <text:p text:style-name="P5">Install plugin commit-message-length-validator version v2.10 [y/N]?</text:p>
            <text:p text:style-name="P7">Install plugin download-commands version v2.10 [y/N]?</text:p>
            <text:p text:style-name="P5">Install plugin replication version v2.10 [y/N]?</text:p>
            <text:p text:style-name="P7">Install plugin reviewnotes version v2.10 [y/N]?</text:p>
            <text:p text:style-name="P5">Install plugin singleusergroup version v2.10 [y/N]?</text:p>
          </table:table-cell>
        </table:table-row>
      </table:table>
      <text:p text:style-name="P13"><text:span text:style-name="T9">全部填</text:span><text:span text:style-name="T2">y</text:span><text:span text:style-name="T9">，全部都裝</text:span></text:p>
      <text:p text:style-name="Text_20_body"/>
      <text:h text:style-name="Heading_20_3" text:outline-level="3"><text:span text:style-name="T4">Gerrit </text:span><text:span text:style-name="T11">設定檔</text:span></text:h>
      <text:p text:style-name="P13"/>
      <text:p text:style-name="P13"/>
      <table:table table:name="表格68" table:style-name="表格68">
        <table:table-column table:style-name="表格68.A"/>
        <table:table-column table:style-name="表格68.B"/>
        <table:table-row>
          <table:table-cell table:style-name="表格68.A1" office:value-type="string">
            <text:p text:style-name="P6">1</text:p>
          </table:table-cell>
          <table:table-cell table:style-name="表格68.B1" office:value-type="string">
            <text:p text:style-name="P5">vim /home/gerrit2/gerrit/etc/gerrit.config</text:p>
          </table:table-cell>
        </table:table-row>
      </table:table>
      <text:p text:style-name="P14">將以下內容貼到檔案內</text:p>
      <text:p text:style-name="P13"/>
      <table:table table:name="表格69" table:style-name="表格69">
        <table:table-column table:style-name="表格69.A"/>
        <table:table-column table:style-name="表格69.B"/>
        <table:table-row>
          <table:table-cell table:style-name="表格69.A1" office:value-type="string">
            <text:p text:style-name="P6">1</text:p>
            <text:p text:style-name="P10">2</text:p>
            <text:p text:style-name="P6">3</text:p>
            <text:p text:style-name="P10">4</text:p>
            <text:p text:style-name="P6">5</text:p>
            <text:p text:style-name="P10">6</text:p>
            <text:p text:style-name="P6">7</text:p>
            <text:p text:style-name="P10">8</text:p>
            <text:p text:style-name="P6">9</text:p>
            <text:p text:style-name="P10">10</text:p>
            <text:p text:style-name="P6">11</text:p>
            <text:p text:style-name="P10">12</text:p>
            <text:p text:style-name="P6">13</text:p>
            <text:p text:style-name="P10">14</text:p>
            <text:p text:style-name="P6">15</text:p>
            <text:p text:style-name="P10">16</text:p>
            <text:p text:style-name="P6">17</text:p>
            <text:p text:style-name="P10">18</text:p>
            <text:p text:style-name="P6">19</text:p>
            <text:p text:style-name="P10">20</text:p>
            <text:p text:style-name="P6"><text:soft-page-break/>21</text:p>
            <text:p text:style-name="P10">22</text:p>
            <text:p text:style-name="P6">23</text:p>
          </table:table-cell>
          <table:table-cell table:style-name="表格69.B1" office:value-type="string">
            <text:p text:style-name="P5">[gerrit]</text:p>
            <text:p text:style-name="P9">        <text:span text:style-name="T3">basePath = git</text:span></text:p>
            <text:p text:style-name="P8">        <text:span text:style-name="T3">canonicalWebUrl = http://x.x.x.x:8081/</text:span></text:p>
            <text:p text:style-name="P7">[database]</text:p>
            <text:p text:style-name="P8">        <text:span text:style-name="T3">type = mysql</text:span></text:p>
            <text:p text:style-name="P9">        <text:span text:style-name="T3">hostname = localhost</text:span></text:p>
            <text:p text:style-name="P8">        <text:span text:style-name="T3">database = reviewdb</text:span></text:p>
            <text:p text:style-name="P9">        <text:span text:style-name="T3">username = gerrit2</text:span></text:p>
            <text:p text:style-name="P5">[index]</text:p>
            <text:p text:style-name="P9">        <text:span text:style-name="T3">type = LUCENE</text:span></text:p>
            <text:p text:style-name="P5">[auth]</text:p>
            <text:p text:style-name="P9">        <text:span text:style-name="T3">type = HTTP</text:span></text:p>
            <text:p text:style-name="P5">[sendemail]</text:p>
            <text:p text:style-name="P9">        <text:span text:style-name="T3">smtpServer = localhost</text:span></text:p>
            <text:p text:style-name="P5">[container]</text:p>
            <text:p text:style-name="P9">        <text:span text:style-name="T3">user = gerrit2</text:span></text:p>
            <text:p text:style-name="P8">        <text:span text:style-name="T3">javaHome = /usr/lib/jvm/java-7-openjdk-i386/jre</text:span></text:p>
            <text:p text:style-name="P7">[sshd]</text:p>
            <text:p text:style-name="P8">        <text:span text:style-name="T3">listenAddress = x.x.x.x:29418</text:span></text:p>
            <text:p text:style-name="P7">[httpd]</text:p>
            <text:p text:style-name="P8"><text:soft-page-break/>        <text:span text:style-name="T3">listenUrl = proxy-http://x.x.x.x:8081/</text:span></text:p>
            <text:p text:style-name="P7">[cache]</text:p>
            <text:p text:style-name="P8">        <text:span text:style-name="T3">directory = cache</text:span></text:p>
          </table:table-cell>
        </table:table-row>
      </table:table>
      <text:p text:style-name="P13"><text:span text:style-name="T9">重新啟動</text:span><text:span text:style-name="T2">gerrit</text:span></text:p>
      <text:p text:style-name="P13"/>
      <table:table table:name="表格70" table:style-name="表格70">
        <table:table-column table:style-name="表格70.A"/>
        <table:table-column table:style-name="表格70.B"/>
        <table:table-row>
          <table:table-cell table:style-name="表格70.A1" office:value-type="string">
            <text:p text:style-name="P6">1</text:p>
          </table:table-cell>
          <table:table-cell table:style-name="表格70.B1" office:value-type="string">
            <text:p text:style-name="P5">/home/gerrit2/gerrit/bin/gerrit.sh restart</text:p>
          </table:table-cell>
        </table:table-row>
      </table:table>
      <text:p text:style-name="P13"/>
      <text:p text:style-name="Text_20_body"/>
      <text:h text:style-name="Heading_20_2" text:outline-level="2"><text:span text:style-name="T5">Gerrit</text:span><text:span text:style-name="T12">帳號設定</text:span></text:h>
      <text:p text:style-name="P13"><text:span text:style-name="T7">[</text:span><text:span text:style-name="T14">新增帳號</text:span><text:span text:style-name="T7">]</text:span></text:p>
      <text:p text:style-name="P13"/>
      <table:table table:name="表格71" table:style-name="表格71">
        <table:table-column table:style-name="表格71.A"/>
        <table:table-column table:style-name="表格71.B"/>
        <table:table-row>
          <table:table-cell table:style-name="表格71.A1" office:value-type="string">
            <text:p text:style-name="P6">1</text:p>
          </table:table-cell>
          <table:table-cell table:style-name="表格71.B1" office:value-type="string">
            <text:p text:style-name="P5">sudo touch /home/gerrit2/pwd</text:p>
          </table:table-cell>
        </table:table-row>
      </table:table>
      <text:p text:style-name="P13"/>
      <text:p text:style-name="P13"/>
      <table:table table:name="表格72" table:style-name="表格72">
        <table:table-column table:style-name="表格72.A"/>
        <table:table-column table:style-name="表格72.B"/>
        <table:table-row>
          <table:table-cell table:style-name="表格72.A1" office:value-type="string">
            <text:p text:style-name="P6">1</text:p>
          </table:table-cell>
          <table:table-cell table:style-name="表格72.B1" office:value-type="string">
            <text:p text:style-name="P8"><text:span text:style-name="T3">sudo htpasswd /home/gerrit2/pwd &lt;</text:span><text:span text:style-name="T10">你的帳號</text:span><text:span text:style-name="T3">&gt;</text:span></text:p>
          </table:table-cell>
        </table:table-row>
      </table:table>
      <text:p text:style-name="P13"/>
      <text:p text:style-name="P13"/>
      <table:table table:name="表格73" table:style-name="表格73">
        <table:table-column table:style-name="表格73.A"/>
        <table:table-column table:style-name="表格73.B"/>
        <table:table-row>
          <table:table-cell table:style-name="表格73.A1" office:value-type="string">
            <text:p text:style-name="P6">1</text:p>
          </table:table-cell>
          <table:table-cell table:style-name="表格73.B1" office:value-type="string">
            <text:p text:style-name="P4"><text:span text:style-name="T3">&lt;</text:span><text:span text:style-name="T10">輸入你的密碼</text:span><text:span text:style-name="T3">&gt;</text:span></text:p>
          </table:table-cell>
        </table:table-row>
      </table:table>
      <text:p text:style-name="P14">例：</text:p>
      <table:table table:name="表格74" table:style-name="表格74">
        <table:table-column table:style-name="表格74.A"/>
        <table:table-column table:style-name="表格74.B"/>
        <table:table-row>
          <table:table-cell table:style-name="表格74.A1" office:value-type="string">
            <text:p text:style-name="P6">1</text:p>
          </table:table-cell>
          <table:table-cell table:style-name="表格74.B1" office:value-type="string">
            <text:p text:style-name="P5">sudo htpasswd /home/gerrit2/pwd admin</text:p>
          </table:table-cell>
        </table:table-row>
      </table:table>
      <text:p text:style-name="P13"/>
      <text:p text:style-name="P13"/>
      <table:table table:name="表格75" table:style-name="表格75">
        <table:table-column table:style-name="表格75.A"/>
        <table:table-column table:style-name="表格75.B"/>
        <table:table-row>
          <table:table-cell table:style-name="表格75.A1" office:value-type="string">
            <text:p text:style-name="P6">1</text:p>
          </table:table-cell>
          <table:table-cell table:style-name="表格75.B1" office:value-type="string">
            <text:p text:style-name="P5">New password: 1234</text:p>
          </table:table-cell>
        </table:table-row>
      </table:table>
      <text:p text:style-name="P13"/>
      <text:p text:style-name="P13"/>
      <table:table table:name="表格76" table:style-name="表格76">
        <table:table-column table:style-name="表格76.A"/>
        <table:table-column table:style-name="表格76.B"/>
        <table:table-row>
          <table:table-cell table:style-name="表格76.A1" office:value-type="string">
            <text:p text:style-name="P6">1</text:p>
          </table:table-cell>
          <table:table-cell table:style-name="表格76.B1" office:value-type="string">
            <text:p text:style-name="P5">Re-type new password: 1234</text:p>
          </table:table-cell>
        </table:table-row>
      </table:table>
      <text:p text:style-name="P14">以後建立新帳號就這樣做就可以了</text:p>
      <text:p text:style-name="P13"/>
      <text:p text:style-name="P13"><text:span text:style-name="T7">[</text:span><text:span text:style-name="T14">刪除</text:span><text:span text:style-name="T7">Gerrit </text:span><text:span text:style-name="T14">帳號</text:span><text:span text:style-name="T7">]</text:span></text:p>
      <text:p text:style-name="P13"/>
      <table:table table:name="表格77" table:style-name="表格77">
        <table:table-column table:style-name="表格77.A"/>
        <table:table-column table:style-name="表格77.B"/>
        <table:table-row>
          <table:table-cell table:style-name="表格77.A1" office:value-type="string">
            <text:p text:style-name="P6">1</text:p>
          </table:table-cell>
          <table:table-cell table:style-name="表格77.B1" office:value-type="string">
            <text:p text:style-name="P8"><text:span text:style-name="T3">sudo htpasswd -D /home/gerrit2/pwd &lt;</text:span><text:span text:style-name="T10">你的帳號</text:span><text:span text:style-name="T3">&gt;</text:span></text:p>
          </table:table-cell>
        </table:table-row>
      </table:table>
      <text:h text:style-name="Heading_20_2" text:outline-level="2"><text:soft-page-break/><text:span text:style-name="T5">Gerrit Code Review</text:span><text:span text:style-name="T12">系統基本操作</text:span></text:h>
      <text:h text:style-name="P3" text:outline-level="3">進入系統</text:h>
      <text:p text:style-name="P13"><text:span text:style-name="T9">在網頁上輸入主機</text:span><text:span text:style-name="T2">IP</text:span></text:p>
      <text:p text:style-name="P13"/>
      <table:table table:name="表格78" table:style-name="表格78">
        <table:table-column table:style-name="表格78.A"/>
        <table:table-column table:style-name="表格78.B"/>
        <table:table-row>
          <table:table-cell table:style-name="表格78.A1" office:value-type="string">
            <text:p text:style-name="P6">1</text:p>
          </table:table-cell>
          <table:table-cell table:style-name="表格78.B1" office:value-type="string">
            <text:p text:style-name="P5">http://x.x.x.x:30000</text:p>
          </table:table-cell>
        </table:table-row>
      </table:table>
      <text:p text:style-name="P13"><text:span text:style-name="T9">登入使用</text:span><text:span text:style-name="T2">htpasswd</text:span><text:span text:style-name="T9">新建立的帳號密碼後</text:span></text:p>
      <text:p text:style-name="Text_20_body"/>
      <text:h text:style-name="P3" text:outline-level="3">新使用者</text:h>
      <text:p text:style-name="P13"><text:span text:style-name="T9">第一次登入</text:span><text:span text:style-name="T2">gerrit</text:span><text:span text:style-name="T9">會請你做一些設定</text:span></text:p>
      <text:p text:style-name="P15">Full Name</text:p>
      <text:p text:style-name="P14">就填你的英文名（可以和帳號同名，也比較方便記）</text:p>
      <text:p text:style-name="P15">Preferred Email</text:p>
      <text:p text:style-name="P13"><text:span text:style-name="T9">隨便看你要不要申請，我這個基本是內部系統使用不需也無法使用</text:span><text:span text:style-name="T2">email</text:span><text:span text:style-name="T9">認證</text:span></text:p>
      <text:p text:style-name="P15">add SSH Public Key</text:p>
      <text:p text:style-name="Text_20_body"><text:span text:style-name="T9">這裡加入你電腦的</text:span><text:span text:style-name="T2">Public Key</text:span></text:p>
      <text:h text:style-name="P3" text:outline-level="3">建立新專案</text:h>
      <text:p text:style-name="P13"><text:span text:style-name="T9">在</text:span><text:span text:style-name="T2">menu</text:span><text:span text:style-name="T9">的</text:span><text:span text:style-name="T2">Project</text:span><text:span text:style-name="T9">下有</text:span><text:span text:style-name="T2">Create New Project</text:span></text:p>
      <text:p text:style-name="P13"><text:span text:style-name="T2">clone</text:span><text:span text:style-name="T9">專案下來</text:span></text:p>
      <text:p text:style-name="P13"><text:span text:style-name="T9">在</text:span><text:span text:style-name="T2">menu</text:span><text:span text:style-name="T9">的</text:span><text:span text:style-name="T2">Project</text:span><text:span text:style-name="T9">裡點</text:span><text:span text:style-name="T2">List</text:span></text:p>
      <text:p text:style-name="P14">點選你要下載的專案</text:p>
      <text:p text:style-name="P13"><text:span text:style-name="T9">在裡面選</text:span><text:span text:style-name="T2">SSH</text:span></text:p>
      <text:p text:style-name="P14">複製底下的指令</text:p>
      <table:table table:name="表格79" table:style-name="表格79">
        <table:table-column table:style-name="表格79.A"/>
        <table:table-column table:style-name="表格79.B"/>
        <table:table-row>
          <table:table-cell table:style-name="表格79.A1" office:value-type="string">
            <text:p text:style-name="P6">1</text:p>
          </table:table-cell>
          <table:table-cell table:style-name="表格79.B1" office:value-type="string">
            <text:p text:style-name="P8"><text:span text:style-name="T3">git clone ssh://&lt;</text:span><text:span text:style-name="T10">你的帳號</text:span><text:span text:style-name="T3">&gt;@x.x.x.x:29418/&lt;</text:span><text:span text:style-name="T10">專案名稱</text:span><text:span text:style-name="T3">&gt;</text:span></text:p>
          </table:table-cell>
        </table:table-row>
      </table:table>
      <text:p text:style-name="P14">貼回你的開發環境按確定就可以載下來了</text:p>
      <text:p text:style-name="P14">進到專案資料夾內，有幾個設定要做</text:p>
      <text:p text:style-name="P14">先輸入以下指令</text:p>
      <table:table table:name="表格80" table:style-name="表格80">
        <table:table-column table:style-name="表格80.A"/>
        <table:table-column table:style-name="表格80.B"/>
        <table:table-row>
          <table:table-cell table:style-name="表格80.A1" office:value-type="string">
            <text:p text:style-name="P6">1</text:p>
          </table:table-cell>
          <table:table-cell table:style-name="表格80.B1" office:value-type="string">
            <text:p text:style-name="P8"><text:span text:style-name="T3">gitdir=$(git rev-parse --git-dir); scp -p -P 29418 &lt;</text:span><text:span text:style-name="T10">你的名稱</text:span><text:span text:style-name="T3">&gt;@x.x.x.x:hooks/commit-msg ${gitdir}/</text:span><text:soft-page-break/><text:span text:style-name="T3">hooks/</text:span></text:p>
          </table:table-cell>
        </table:table-row>
      </table:table>
      <text:p text:style-name="P13"><text:span text:style-name="T9">這樣以後做</text:span><text:span text:style-name="T2">git commit</text:span><text:span text:style-name="T9">時，系統會自動幫你加上</text:span><text:span text:style-name="T2">Change-Id</text:span></text:p>
      <text:p text:style-name="P13"><text:span text:style-name="T2">Change-Id</text:span><text:span text:style-name="T9">是</text:span><text:span text:style-name="T2">gerrit</text:span><text:span text:style-name="T9">的東西，要</text:span><text:span text:style-name="T2">push</text:span><text:span text:style-name="T9">時一定要在</text:span><text:span text:style-name="T2">commit</text:span><text:span text:style-name="T9">的註解檔案中加上，不然</text:span><text:span text:style-name="T2">gerrit</text:span><text:span text:style-name="T9">不給你</text:span><text:span text:style-name="T2">push</text:span><text:span text:style-name="T9">，很煩</text:span></text:p>
      <text:p text:style-name="P13"><text:span text:style-name="T9">設定你在</text:span><text:span text:style-name="T2">git</text:span><text:span text:style-name="T9">上的個人資料</text:span></text:p>
      <text:p text:style-name="P13"/>
      <table:table table:name="表格81" table:style-name="表格81">
        <table:table-column table:style-name="表格81.A"/>
        <table:table-column table:style-name="表格81.B"/>
        <table:table-row>
          <table:table-cell table:style-name="表格81.A1" office:value-type="string">
            <text:p text:style-name="P6">1</text:p>
          </table:table-cell>
          <table:table-cell table:style-name="表格81.B1" office:value-type="string">
            <text:p text:style-name="P8"><text:span text:style-name="T3">git config user.name "&lt;</text:span><text:span text:style-name="T10">你的名稱</text:span><text:span text:style-name="T3">&gt;"</text:span></text:p>
          </table:table-cell>
        </table:table-row>
      </table:table>
      <text:p text:style-name="P13"/>
      <text:p text:style-name="P13"/>
      <table:table table:name="表格82" table:style-name="表格82">
        <table:table-column table:style-name="表格82.A"/>
        <table:table-column table:style-name="表格82.B"/>
        <table:table-row>
          <table:table-cell table:style-name="表格82.A1" office:value-type="string">
            <text:p text:style-name="P6">1</text:p>
          </table:table-cell>
          <table:table-cell table:style-name="表格82.B1" office:value-type="string">
            <text:p text:style-name="P8"><text:span text:style-name="T3">git config user.email "&lt;</text:span><text:span text:style-name="T10">你的</text:span><text:span text:style-name="T3">email&gt;"</text:span></text:p>
          </table:table-cell>
        </table:table-row>
      </table:table>
      <text:p text:style-name="P13"><text:span text:style-name="T9">設定簡短指令，每次</text:span><text:span text:style-name="T2">push</text:span><text:span text:style-name="T9">都要打一串，很麻煩，請輸入以下兩行指令</text:span></text:p>
      <text:p text:style-name="P13"/>
      <table:table table:name="表格83" table:style-name="表格83">
        <table:table-column table:style-name="表格83.A"/>
        <table:table-column table:style-name="表格83.B"/>
        <table:table-row>
          <table:table-cell table:style-name="表格83.A1" office:value-type="string">
            <text:p text:style-name="P6">1</text:p>
          </table:table-cell>
          <table:table-cell table:style-name="表格83.B1" office:value-type="string">
            <text:p text:style-name="P8"><text:span text:style-name="T3">git config remote.review.pushurl ssh://&lt;</text:span><text:span text:style-name="T10">你的帳號</text:span><text:span text:style-name="T3">&gt;@x.x.x.x:29418/&lt;</text:span><text:span text:style-name="T10">專案名稱</text:span><text:span text:style-name="T3">&gt;</text:span></text:p>
          </table:table-cell>
        </table:table-row>
      </table:table>
      <text:p text:style-name="P13"/>
      <text:p text:style-name="P13"/>
      <table:table table:name="表格84" table:style-name="表格84">
        <table:table-column table:style-name="表格84.A"/>
        <table:table-column table:style-name="表格84.B"/>
        <table:table-row>
          <table:table-cell table:style-name="表格84.A1" office:value-type="string">
            <text:p text:style-name="P6">1</text:p>
          </table:table-cell>
          <table:table-cell table:style-name="表格84.B1" office:value-type="string">
            <text:p text:style-name="P5">git config remote.review.push refs/heads/*:refs/for/*</text:p>
          </table:table-cell>
        </table:table-row>
      </table:table>
      <text:p text:style-name="P13"><text:span text:style-name="T9">設定好之後，以後只要輸入下面指令就會自動</text:span><text:span text:style-name="T2">push</text:span><text:span text:style-name="T9">上</text:span><text:span text:style-name="T2">gerrit</text:span><text:span text:style-name="T9">去了</text:span></text:p>
      <text:p text:style-name="P13"/>
      <table:table table:name="表格85" table:style-name="表格85">
        <table:table-column table:style-name="表格85.A"/>
        <table:table-column table:style-name="表格85.B"/>
        <table:table-row>
          <table:table-cell table:style-name="表格85.A1" office:value-type="string">
            <text:p text:style-name="P6">1</text:p>
          </table:table-cell>
          <table:table-cell table:style-name="表格85.B1" office:value-type="string">
            <text:p text:style-name="P5">git push review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<text:span text:style-name="T11">將</text:span><text:span text:style-name="T4">member</text:span><text:span text:style-name="T11">加入</text:span><text:span text:style-name="T4">Administrator</text:span></text:p>
      <text:p text:style-name="P13">將會用到的members的帳號，加入Administrators，否則不在Administrator的user在git push時</text:p>
      <text:p text:style-name="P13">會因為無法設定正確的email address而被gerrit拒絕。</text:p>
      <text:p text:style-name="P13"><draw:frame draw:style-name="fr1" draw:name="影像1" text:anchor-type="as-char" svg:width="1.997cm" svg:height="0.998cm" draw:z-index="0"><draw:image xlink:href="https://www.evernote.com/shard/s268/res/7c20f483-3d36-449c-96fe-df1d556384f8" xlink:type="simple" xlink:show="embed" xlink:actuate="onLoad"/></draw:frame></text:p>
      <text:p text:style-name="P13"/>
      <text:p text:style-name="P13"><text:span text:style-name="T13">【</text:span><text:span text:style-name="T6">Gerrit delete project plugin install</text:span><text:span text:style-name="T13">】</text:span></text:p>
      <text:p text:style-name="P13"/>
      <text:p text:style-name="P13"><text:span text:style-name="T2">gerrit  </text:span><text:span text:style-name="T9">預設是不能</text:span><text:span text:style-name="T2">delete project, </text:span><text:span text:style-name="T9">若要有</text:span><text:span text:style-name="T2">delete project </text:span><text:span text:style-name="T9">的功能需要額外再</text:span><text:span text:style-name="T2">build code </text:span><text:span text:style-name="T9">安裝</text:span><text:span text:style-name="T2">plugin</text:span><text:span text:style-name="T9">，這整個過程會有點煩索</text:span></text:p>
      <text:p text:style-name="P13"><text:soft-page-break/></text:p>
      <text:p text:style-name="P13"><text:span text:style-name="T9">先安裝</text:span><text:span text:style-name="T2">build code </text:span><text:span text:style-name="T9">軟體，「</text:span><text:span text:style-name="T2">ant</text:span><text:span text:style-name="T9">」「 </text:span><text:span text:style-name="T2">buck </text:span><text:span text:style-name="T9">」「</text:span><text:span text:style-name="T2">watchman</text:span><text:span text:style-name="T9">」「</text:span><text:span text:style-name="T2">python-dev</text:span><text:span text:style-name="T9">」</text:span></text:p>
      <text:p text:style-name="Text_20_body"/>
      <text:h text:style-name="Heading_20_3" text:outline-level="3">ant install</text:h>
      <text:p text:style-name="Text_20_body">$ sudo apt-get install ant</text:p>
      <text:h text:style-name="Heading_20_3" text:outline-level="3">Buck Installing</text:h>
      <text:p text:style-name="P13">Clone the git and build it:</text:p>
      <text:p text:style-name="P16">$ git clone https://gerrit.googlesource.com/buck</text:p>
      <text:p text:style-name="P16">$ cd buck</text:p>
      <text:p text:style-name="P16">$ ant</text:p>
      <text:p text:style-name="P16">$ sudo ln -s ${PWD}/bin/buck /usr/bin/buck</text:p>
      <text:p text:style-name="P16">$ sudo ln -s ${PWD}/bin/buckd /usr/bin/buckd</text:p>
      <text:p text:style-name="P13"/>
      <text:p text:style-name="P13">Verify that buck is accessible:</text:p>
      <text:p text:style-name="P16">$ which buck</text:p>
      <text:p text:style-name="P13"/>
      <text:p text:style-name="Text_20_body"/>
      <text:h text:style-name="Heading_20_3" text:outline-level="3">watchman Installing</text:h>
      <text:p text:style-name="P13">install python-dev python-devel first</text:p>
      <text:p text:style-name="P13">$sudo apt-get install python-dev</text:p>
      <text:p text:style-name="P13">Clone the github and prepare to build</text:p>
      <text:p text:style-name="P16">$ git clone https://github.com/facebook/watchman.git</text:p>
      <text:p text:style-name="P16">$ cd watchman</text:p>
      <text:p text:style-name="P16">$ ./autogen.sh</text:p>
      <text:p text:style-name="P13"/>
      <text:p text:style-name="P16">to make system wide install</text:p>
      <text:p text:style-name="P16">$ ./configure</text:p>
      <text:p text:style-name="P16">$ make</text:p>
      <text:p text:style-name="P13"/>
      <text:p text:style-name="P13"/>
      <text:p text:style-name="P16">$ sudo make install</text:p>
      <text:p text:style-name="P13"/>
      <text:p text:style-name="Text_20_body"/>
      <text:h text:style-name="Heading_20_3" text:outline-level="3">Delete-Project Plugin 必需跟著gerrit一起build，所以需要先download gerrit, 並且兩者的版本需match</text:h>
      <text:list xml:id="list2177189405" text:style-name="L1">
        <text:list-item>
          <text:p text:style-name="P17">$git clone <text:a xlink:type="simple" xlink:href="https://gerrit.googlesource.com/gerrit" office:target-frame-name="_blank" xlink:show="new" text:style-name="Internet_20_link" text:visited-style-name="Visited_20_Internet_20_Link">https://gerrit.googlesource.com/gerrit</text:a></text:p>
        </text:list-item>
        <text:list-item>
          <text:p text:style-name="P17">$cd gerrit</text:p>
        </text:list-item>
        <text:list-item>
          <text:p text:style-name="P17">$git checkout v2.10 (因為我們是安裝v2.10 的gerrit)</text:p>
        </text:list-item>
        <text:list-item>
          <text:p text:style-name="P17">$cd plugins</text:p>
        </text:list-item>
        <text:list-item>
          <text:p text:style-name="P17">$git clone <text:a xlink:type="simple" xlink:href="https://gerrit.googlesource.com/plugins/delete-project" office:target-frame-name="_blank" xlink:show="new" text:style-name="Internet_20_link" text:visited-style-name="Visited_20_Internet_20_Link">https://gerrit.googlesource.com/plugins/delete-project</text:a></text:p>
        </text:list-item>
        <text:list-item>
          <text:p text:style-name="P17">$git checkout 19a9aab836becb53a5188e62ffabc63b8549abb0</text:p>
          <text:p text:style-name="P17"><text:soft-page-break/>Author: Hugo Arès &lt;hugo.ares@ericsson.com&gt;</text:p>
          <text:p text:style-name="P17">Date: Mon Feb 23 13:15:49 2015 -0500</text:p>
          <text:p text:style-name="P17">以時間點上來說這個是最接近v2.10版本的delete-project</text:p>
        </text:list-item>
        <text:list-item>
          <text:p text:style-name="P17">$cd ..</text:p>
        </text:list-item>
        <text:list-item>
          <text:p text:style-name="P17">$buck build plugins/delete-project:delete-project</text:p>
        </text:list-item>
        <text:list-item>
          <text:p text:style-name="P17">build 完後理論上不會有error, output JAR file will be placed</text:p>
        </text:list-item>
        <text:list-item>
          <text:p text:style-name="P17">gerrit/buck-out/gen/plugins/delete-project/delete-project.jar</text:p>
        </text:list-item>
        <text:list-item>
          <text:p text:style-name="P11">將build出來的JAR檔，放到gerrit/plugins/下，gerrit會自動抓到plugin</text:p>
        </text:list-item>
      </text:list>
      <text:p text:style-name="P13"/>
      <text:p text:style-name="P13"/>
      <text:p text:style-name="P14">備註</text:p>
      <text:p text:style-name="P13"/>
      <text:p text:style-name="P13"><text:span text:style-name="T9">（選項）如果需要編輯</text:span><text:span text:style-name="T2">php</text:span><text:span text:style-name="T9">環境設定檔請輸入以下指令</text:span></text:p>
      <text:p text:style-name="P13"/>
      <table:table table:name="表格86" table:style-name="表格86">
        <table:table-column table:style-name="表格86.A"/>
        <table:table-column table:style-name="表格86.B"/>
        <table:table-row>
          <table:table-cell table:style-name="表格86.A1" office:value-type="string">
            <text:p text:style-name="P6">1</text:p>
          </table:table-cell>
          <table:table-cell table:style-name="表格86.B1" office:value-type="string">
            <text:p text:style-name="P5">vim /etc/php5/apache2/php.ini</text:p>
          </table:table-cell>
        </table:table-row>
      </table:table>
      <text:p text:style-name="P13"><text:span text:style-name="T9">如果你想安裝別種版本的</text:span><text:span text:style-name="T2">Gerrit</text:span><text:span text:style-name="T9">，網址如下，本指南使用</text:span><text:span text:style-name="T2">2.10</text:span><text:span text:style-name="T9">版，如選擇其它版本將不保證能夠成功架設。</text:span></text:p>
      <text:p text:style-name="P13"/>
      <table:table table:name="表格87" table:style-name="表格87">
        <table:table-column table:style-name="表格87.A"/>
        <table:table-column table:style-name="表格87.B"/>
        <table:table-row>
          <table:table-cell table:style-name="表格87.A1" office:value-type="string">
            <text:p text:style-name="P6">1</text:p>
          </table:table-cell>
          <table:table-cell table:style-name="表格87.B1" office:value-type="string">
            <text:p text:style-name="P5">http://gerrit-releases.storage.googleapis.com/index.html</text:p>
          </table:table-cell>
        </table:table-row>
      </table:table>
      <text:p text:style-name="P13"/>
      <text:p text:style-name="P13"/>
      <text:p text:style-name="P13">【Gerrit repositorys 的位置】</text:p>
      <text:p text:style-name="P12">/home/gerrit2/gerrit/git/&lt;git name&gt;.git</text:p>
      <text:h text:style-name="P1" text:outline-level="2">作者</text:h>
      <text:p text:style-name="P18">argoskenn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sans-serif"/>
    <style:font-face style:name="Monaco" svg:font-family="Monaco, Menlo, Consolas, 'Courier New', monospace"/>
    <style:font-face style:name="inherit" svg:font-family="inherit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TC" style:font-family-asian="'Noto Serif CJK TC'" style:font-family-generic-asian="system" style:font-pitch-asian="variable" style:font-size-asian="24pt" style:font-weight-asian="bold" style:font-name-complex="Noto Sans CJK TC" style:font-family-complex="'Noto Sans CJK TC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TC" style:font-family-asian="'Noto Serif CJK TC'" style:font-family-generic-asian="system" style:font-pitch-asian="variable" style:font-size-asian="18pt" style:font-weight-asian="bold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0:41:00.476936895</meta:creation-date>
    <dc:date>2021-03-19T10:42:42.146824789</dc:date>
    <meta:editing-duration>PT1M43S</meta:editing-duration>
    <meta:editing-cycles>1</meta:editing-cycles>
    <meta:document-statistic meta:table-count="87" meta:image-count="1" meta:object-count="0" meta:page-count="14" meta:paragraph-count="438" meta:word-count="2452" meta:character-count="8719" meta:non-whitespace-character-count="7480"/>
    <meta:generator>LibreOffice/6.4.6.2$Linux_X86_64 LibreOffice_project/40$Build-2</meta:generator>
  </office:meta>
</office:document-meta>
</file>